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eeeeee"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-783" calcext:value-type="float">
            <text:p>-783</text:p>
          </table:table-cell>
          <table:table-cell/>
          <table:table-cell table:style-name="ce1" office:value-type="string" calcext:value-type="string">
            <text:p>West X Population</text:p>
          </table:table-cell>
          <table:table-cell table:style-name="ce1"/>
          <table:table-cell/>
          <table:table-cell table:style-name="ce1" office:value-type="string" calcext:value-type="string">
            <text:p>West Y Population</text:p>
          </table:table-cell>
          <table:table-cell table:style-name="ce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-783" calcext:value-type="float">
            <text:p>-783</text:p>
          </table:table-cell>
          <table:table-cell/>
          <table:table-cell table:style-name="ce2" office:value-type="string" calcext:value-type="string">
            <text:p>n=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n=</text:p>
          </table:table-cell>
          <table:table-cell table:style-name="ce2" office:value-type="float" office:value="5000" calcext:value-type="float">
            <text:p>5000</text:p>
          </table:table-cell>
          <table:table-cell office:value-type="string" calcext:value-type="string">
            <text:p>Full popul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-774" calcext:value-type="float">
            <text:p>-774</text:p>
          </table:table-cell>
          <table:table-cell/>
          <table:table-cell table:style-name="ce2" office:value-type="string" calcext:value-type="string">
            <text:p>mu=</text:p>
          </table:table-cell>
          <table:table-cell table:style-name="ce2" table:formula="of:=AVERAGE([.B2:.B5002])" office:value-type="float" office:value="-25.0503899220156" calcext:value-type="float">
            <text:p>-25.050389922</text:p>
          </table:table-cell>
          <table:table-cell/>
          <table:table-cell table:style-name="ce2" office:value-type="string" calcext:value-type="string">
            <text:p>mu=</text:p>
          </table:table-cell>
          <table:table-cell table:style-name="ce2" table:formula="of:=AVERAGE([.C2:.C5002])" office:value-type="float" office:value="-776.697660467906" calcext:value-type="float">
            <text:p>-776.6976604679</text:p>
          </table:table-cell>
          <table:table-cell office:value-type="string" calcext:value-type="string">
            <text:p>mean of full population; Null hypothesis mu should equal this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-774" calcext:value-type="float">
            <text:p>-774</text:p>
          </table:table-cell>
          <table:table-cell/>
          <table:table-cell table:style-name="ce2" office:value-type="string" calcext:value-type="string">
            <text:p>std. Dev=</text:p>
          </table:table-cell>
          <table:table-cell table:style-name="ce2" table:formula="of:=STDEV([.B2:.B5002])" office:value-type="float" office:value="18.7346486582464" calcext:value-type="float">
            <text:p>18.7346486582</text:p>
          </table:table-cell>
          <table:table-cell/>
          <table:table-cell table:style-name="ce2" office:value-type="string" calcext:value-type="string">
            <text:p>std. Dev=</text:p>
          </table:table-cell>
          <table:table-cell table:style-name="ce2" table:formula="of:=STDEV([.C2:.C5002])" office:value-type="float" office:value="10.3616684238348" calcext:value-type="float">
            <text:p>10.3616684238</text:p>
          </table:table-cell>
          <table:table-cell office:value-type="string" calcext:value-type="string">
            <text:p>population standard devi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2" office:value-type="string" calcext:value-type="string">
            <text:p>Sample Population</text:p>
          </table:table-cell>
          <table:table-cell table:style-name="ce2"/>
          <table:table-cell/>
          <table:table-cell table:style-name="ce2" office:value-type="string" calcext:value-type="string">
            <text:p>Sample Population</text:p>
          </table:table-cell>
          <table:table-cell table:style-name="ce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2" office:value-type="string" calcext:value-type="string">
            <text:p>n=</text:p>
          </table:table-cell>
          <table:table-cell table:style-name="ce2"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n=</text:p>
          </table:table-cell>
          <table:table-cell table:style-name="ce2" office:value-type="float" office:value="1000" calcext:value-type="float">
            <text:p>1000</text:p>
          </table:table-cell>
          <table:table-cell office:value-type="string" calcext:value-type="string">
            <text:p>sample si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8" calcext:value-type="float">
            <text:p>-28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2" office:value-type="string" calcext:value-type="string">
            <text:p>sample mean, xbar=</text:p>
          </table:table-cell>
          <table:table-cell table:style-name="ce2" table:formula="of:=AVERAGE([.B2:.B1002])" office:value-type="float" office:value="-17.6933066933067" calcext:value-type="float">
            <text:p>-17.6933066933</text:p>
          </table:table-cell>
          <table:table-cell/>
          <table:table-cell table:style-name="ce2" office:value-type="string" calcext:value-type="string">
            <text:p>sample mean, xbar=</text:p>
          </table:table-cell>
          <table:table-cell table:style-name="ce2" table:formula="of:=AVERAGE([.C2:.C1002])" office:value-type="float" office:value="-777.889110889111" calcext:value-type="float">
            <text:p>-777.8891108891</text:p>
          </table:table-cell>
          <table:table-cell office:value-type="string" calcext:value-type="string">
            <text:p>sample me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8" calcext:value-type="float">
            <text:p>-28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2" office:value-type="string" calcext:value-type="string">
            <text:p>sample std. Dev.</text:p>
          </table:table-cell>
          <table:table-cell table:style-name="ce2" table:formula="of:=STDEV([.B2:.B1002])" office:value-type="float" office:value="17.9414839173031" calcext:value-type="float">
            <text:p>17.9414839173</text:p>
          </table:table-cell>
          <table:table-cell/>
          <table:table-cell table:style-name="ce2" office:value-type="string" calcext:value-type="string">
            <text:p>sample std. Dev.</text:p>
          </table:table-cell>
          <table:table-cell table:style-name="ce2" table:formula="of:=STDEV([.C2:.C1002])" office:value-type="float" office:value="11.9774242351472" calcext:value-type="float">
            <text:p>11.9774242351</text:p>
          </table:table-cell>
          <table:table-cell office:value-type="string" calcext:value-type="string">
            <text:p>sample standard devia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0" calcext:value-type="float">
            <text:p>-30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2" office:value-type="string" calcext:value-type="string">
            <text:p>z= (xbar – mu)/(sigma/sqrt(n))</text:p>
          </table:table-cell>
          <table:table-cell table:style-name="ce2" table:formula="of:=([.F10] - [.F5])/([.F6]/SQRT([.F9]))" office:value-type="float" office:value="12.4182419230505" calcext:value-type="float">
            <text:p>12.4182419231</text:p>
          </table:table-cell>
          <table:table-cell/>
          <table:table-cell table:style-name="ce2" office:value-type="string" calcext:value-type="string">
            <text:p>z= (xbar – mu)/(sigma/sqrt(n))</text:p>
          </table:table-cell>
          <table:table-cell table:style-name="ce2" table:formula="of:=([.I10] - [.I5])/([.I6]/SQRT([.I9]))" office:value-type="float" office:value="-3.63618762544666" calcext:value-type="float">
            <text:p>-3.6361876254</text:p>
          </table:table-cell>
          <table:table-cell office:value-type="string" calcext:value-type="string">
            <text:p>test statistic val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8" calcext:value-type="float">
            <text:p>-28</text:p>
          </table:table-cell>
          <table:table-cell office:value-type="float" office:value="-793" calcext:value-type="float">
            <text:p>-793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793" calcext:value-type="float">
            <text:p>-793</text:p>
          </table:table-cell>
          <table:table-cell/>
          <table:table-cell table:style-name="ce2" office:value-type="string" calcext:value-type="string">
            <text:p>a=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table:style-name="ce2" office:value-type="string" calcext:value-type="string">
            <text:p>a=</text:p>
          </table:table-cell>
          <table:table-cell table:style-name="ce2" office:value-type="float" office:value="0.01" calcext:value-type="float">
            <text:p>0.01</text:p>
          </table:table-cell>
          <table:table-cell office:value-type="string" calcext:value-type="string">
            <text:p>probability of type 1 err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6" calcext:value-type="float">
            <text:p>-26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2" office:value-type="string" calcext:value-type="string">
            <text:p>Rej. Reg. (z &gt;=za/2 or z &lt;=-za/2)</text:p>
          </table:table-cell>
          <table:table-cell table:style-name="ce2" table:formula="of:=-LEGACY.NORMSINV([.F16]/2)" office:value-type="float" office:value="2.5758293035489" calcext:value-type="float">
            <text:p>2.5758293035</text:p>
          </table:table-cell>
          <table:table-cell/>
          <table:table-cell table:style-name="ce2" office:value-type="string" calcext:value-type="string">
            <text:p>Rej. Reg. (z &gt;=za/2 or z &lt;=-za/2)</text:p>
          </table:table-cell>
          <table:table-cell table:style-name="ce2" table:formula="of:=-LEGACY.NORMSINV([.I16]/2)" office:value-type="float" office:value="2.5758293035489" calcext:value-type="float">
            <text:p>2.5758293035</text:p>
          </table:table-cell>
          <table:table-cell office:value-type="string" calcext:value-type="string">
            <text:p>value of za/2 (should be plus/minus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2" office:value-type="string" calcext:value-type="string">
            <text:p>plus or minus rejection region</text:p>
          </table:table-cell>
          <table:table-cell table:style-name="ce2" table:formula="of:=[.F17]*([.F6]/SQRT([.F9]))" office:value-type="float" office:value="1.52602845769826" calcext:value-type="float">
            <text:p>1.5260284577</text:p>
          </table:table-cell>
          <table:table-cell/>
          <table:table-cell table:style-name="ce2" office:value-type="string" calcext:value-type="string">
            <text:p>plus or minus rejection region</text:p>
          </table:table-cell>
          <table:table-cell table:style-name="ce2" table:formula="of:=[.I17]*([.I6]/SQRT([.I9]))" office:value-type="float" office:value="0.844008402423141" calcext:value-type="float">
            <text:p>0.84400840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6" calcext:value-type="float">
            <text:p>-26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2" office:value-type="string" calcext:value-type="string">
            <text:p>Upper xbar=(mu + (s/sqr(n))z(a/2)</text:p>
          </table:table-cell>
          <table:table-cell table:style-name="ce2" table:formula="of:=[.F5]+[.F17]*([.F6]/SQRT([.F9]))" office:value-type="float" office:value="-23.5243614643173" calcext:value-type="float">
            <text:p>-23.5243614643</text:p>
          </table:table-cell>
          <table:table-cell/>
          <table:table-cell table:style-name="ce2" office:value-type="string" calcext:value-type="string">
            <text:p>Upper xbar=mu + ((s/sqr(n))z(a/2))</text:p>
          </table:table-cell>
          <table:table-cell table:style-name="ce2" table:formula="of:=[.I5]+[.I17]*([.I6]/SQRT([.I9]))" office:value-type="float" office:value="-775.853652065483" calcext:value-type="float">
            <text:p>-775.8536520655</text:p>
          </table:table-cell>
          <table:table-cell office:value-type="string" calcext:value-type="string">
            <text:p>upper value of sample mean that is acceptable in the null hypothes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7" calcext:value-type="float">
            <text:p>-27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2" office:value-type="string" calcext:value-type="string">
            <text:p>Lower xbar=(mu + (s/sqr(n))(-z(a/2))</text:p>
          </table:table-cell>
          <table:table-cell table:style-name="ce2" table:formula="of:=[.F5]+-[.F17]*([.F6]/SQRT([.F9]))" office:value-type="float" office:value="-26.5764183797139" calcext:value-type="float">
            <text:p>-26.5764183797</text:p>
          </table:table-cell>
          <table:table-cell/>
          <table:table-cell table:style-name="ce2" office:value-type="string" calcext:value-type="string">
            <text:p>Lower xbar=mu + ((s/sqr(n))(-z(a/2))</text:p>
          </table:table-cell>
          <table:table-cell table:style-name="ce2" table:formula="of:=[.I5]+-[.I17]*([.I6]/SQRT([.I9]))" office:value-type="float" office:value="-777.541668870329" calcext:value-type="float">
            <text:p>-777.5416688703</text:p>
          </table:table-cell>
          <table:table-cell office:value-type="string" calcext:value-type="string">
            <text:p>lower value of sample mean that is acceptable in the null hypothes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7" calcext:value-type="float">
            <text:p>-27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6" calcext:value-type="float">
            <text:p>-26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2" office:value-type="string" calcext:value-type="string">
            <text:p>B(xbar)=</text:p>
          </table:table-cell>
          <table:table-cell table:style-name="ce2" table:formula="of:=LEGACY.NORMSDIST([.F17]+([.F5]-[.F10])/([.F6]/SQRT([.F9]))) - LEGACY.NORMSDIST(-[.F17] + ([.F5] - [.F10])/([.F6]/SQRT([.F9])))" office:value-type="float" office:value="3.69583170441099E-023" calcext:value-type="float">
            <text:p>3.69583170441099E-023</text:p>
          </table:table-cell>
          <table:table-cell/>
          <table:table-cell table:style-name="ce2" office:value-type="string" calcext:value-type="string">
            <text:p>B(xbar)=</text:p>
          </table:table-cell>
          <table:table-cell table:style-name="ce2" table:formula="of:=LEGACY.NORMSDIST([.I17]+([.I5]-[.I10])/([.I6]/SQRT([.I9]))) - LEGACY.NORMSDIST(-[.I17] + ([.I5] - [.I10])/([.I6]/SQRT([.I9])))" office:value-type="float" office:value="0.144490807530481" calcext:value-type="float">
            <text:p>0.1444908075</text:p>
          </table:table-cell>
          <table:table-cell office:value-type="string" calcext:value-type="string">
            <text:p>probability of type 2 err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6" calcext:value-type="float">
            <text:p>-26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2" office:value-type="string" calcext:value-type="string">
            <text:p>B(lower xbar)=</text:p>
          </table:table-cell>
          <table:table-cell table:style-name="ce2" table:formula="of:=LEGACY.NORMSDIST([.F17]+([.F5]-[.F20])/([.F6]/SQRT([.F9]))) - LEGACY.NORMSDIST(-[.F17] + ([.F5] - [.F20])/([.F6]/SQRT([.F9])))" office:value-type="float" office:value="0.499999870903635" calcext:value-type="float">
            <text:p>0.4999998709</text:p>
          </table:table-cell>
          <table:table-cell/>
          <table:table-cell table:style-name="ce2" office:value-type="string" calcext:value-type="string">
            <text:p>B(lower xbar)=</text:p>
          </table:table-cell>
          <table:table-cell table:style-name="ce2" table:formula="of:=LEGACY.NORMSDIST([.I17]+([.I5]-[.I20])/([.I6]/SQRT([.I9]))) - LEGACY.NORMSDIST(-[.I17] + ([.I5] - [.I20])/([.I6]/SQRT([.I9])))" office:value-type="float" office:value="0.499999870903651" calcext:value-type="float">
            <text:p>0.49999987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2" office:value-type="string" calcext:value-type="string">
            <text:p>B(upper xbar)=</text:p>
          </table:table-cell>
          <table:table-cell table:style-name="ce2"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table:style-name="ce2" office:value-type="string" calcext:value-type="string">
            <text:p>B(upper xbar)=</text:p>
          </table:table-cell>
          <table:table-cell table:style-name="ce2" table:formula="of:=LEGACY.NORMSDIST([.I17]+([.I5]-[.I19])/([.I6]/SQRT([.I9]))) - LEGACY.NORMSDIST(-[.I17] + ([.I5] - [.I19])/([.I6]/SQRT([.I9])))" office:value-type="float" office:value="0.499999870903651" calcext:value-type="float">
            <text:p>0.49999987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5" calcext:value-type="float">
            <text:p>-35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5" calcext:value-type="float">
            <text:p>-35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2" office:value-type="string" calcext:value-type="string">
            <text:p>n(xbar)=</text:p>
          </table:table-cell>
          <table:table-cell table:style-name="ce2" table:formula="of:=(([.F6]*([.F17]+(-LEGACY.NORMSINV([.F22]))))/([.F5]-[.F20]))" office:value-type="float" office:value="152.45547893148" calcext:value-type="float">
            <text:p>152.4554789315</text:p>
          </table:table-cell>
          <table:table-cell/>
          <table:table-cell table:style-name="ce2" office:value-type="string" calcext:value-type="string">
            <text:p>n(xbar)=</text:p>
          </table:table-cell>
          <table:table-cell table:style-name="ce2" table:formula="of:=(([.I6]*([.I17]+(-LEGACY.NORMSINV([.I22]))))/([.I5]-[.I20]))" office:value-type="float" office:value="44.6405159065906" calcext:value-type="float">
            <text:p>44.6405159066</text:p>
          </table:table-cell>
          <table:table-cell office:value-type="string" calcext:value-type="string">
            <text:p>sample size needed to ascertain a type 2 probability as specifi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2" calcext:value-type="float">
            <text:p>-32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2" calcext:value-type="float">
            <text:p>-32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4" calcext:value-type="float">
            <text:p>-24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4" calcext:value-type="float">
            <text:p>-24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4" calcext:value-type="float">
            <text:p>-24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2" calcext:value-type="float">
            <text:p>-22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9" calcext:value-type="float">
            <text:p>-2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9" calcext:value-type="float">
            <text:p>-2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0" calcext:value-type="float">
            <text:p>-4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0" calcext:value-type="float">
            <text:p>-4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4" calcext:value-type="float">
            <text:p>-34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4" calcext:value-type="float">
            <text:p>-34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9" calcext:value-type="float">
            <text:p>-2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9" calcext:value-type="float">
            <text:p>-2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4" calcext:value-type="float">
            <text:p>-34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4" calcext:value-type="float">
            <text:p>-34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5" calcext:value-type="float">
            <text:p>-35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5" calcext:value-type="float">
            <text:p>-35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3" calcext:value-type="float">
            <text:p>-3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3" calcext:value-type="float">
            <text:p>-3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2" calcext:value-type="float">
            <text:p>-32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2" calcext:value-type="float">
            <text:p>-32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2" calcext:value-type="float">
            <text:p>-32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1" calcext:value-type="float">
            <text:p>-31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1" calcext:value-type="float">
            <text:p>-31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9" calcext:value-type="float">
            <text:p>-29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9" calcext:value-type="float">
            <text:p>-29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9" calcext:value-type="float">
            <text:p>-29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-740" calcext:value-type="float">
            <text:p>-74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-740" calcext:value-type="float">
            <text:p>-74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-740" calcext:value-type="float">
            <text:p>-74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" calcext:value-type="float">
            <text:p>-6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0" calcext:value-type="float">
            <text:p>-10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" calcext:value-type="float">
            <text:p>-10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0" calcext:value-type="float">
            <text:p>-10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" calcext:value-type="float">
            <text:p>-8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" calcext:value-type="float">
            <text:p>-8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" calcext:value-type="float">
            <text:p>-3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" calcext:value-type="float">
            <text:p>-3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4" calcext:value-type="float">
            <text:p>-4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8" calcext:value-type="float">
            <text:p>-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8" calcext:value-type="float">
            <text:p>-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8" calcext:value-type="float">
            <text:p>-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5" calcext:value-type="float">
            <text:p>-15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" calcext:value-type="float">
            <text:p>-15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" calcext:value-type="float">
            <text:p>-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" calcext:value-type="float">
            <text:p>-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" calcext:value-type="float">
            <text:p>-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1" calcext:value-type="float">
            <text:p>-31</text:p>
          </table:table-cell>
          <table:table-cell office:value-type="float" office:value="-802" calcext:value-type="float">
            <text:p>-802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1" calcext:value-type="float">
            <text:p>-31</text:p>
          </table:table-cell>
          <table:table-cell office:value-type="float" office:value="-802" calcext:value-type="float">
            <text:p>-802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1" calcext:value-type="float">
            <text:p>-31</text:p>
          </table:table-cell>
          <table:table-cell office:value-type="float" office:value="-802" calcext:value-type="float">
            <text:p>-802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4" calcext:value-type="float">
            <text:p>-34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4" calcext:value-type="float">
            <text:p>-34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8" calcext:value-type="float">
            <text:p>-38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8" calcext:value-type="float">
            <text:p>-38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3" calcext:value-type="float">
            <text:p>-3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3" calcext:value-type="float">
            <text:p>-3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3" calcext:value-type="float">
            <text:p>-3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0" calcext:value-type="float">
            <text:p>-3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0" calcext:value-type="float">
            <text:p>-3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5" calcext:value-type="float">
            <text:p>-35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5" calcext:value-type="float">
            <text:p>-35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5" calcext:value-type="float">
            <text:p>-35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2" calcext:value-type="float">
            <text:p>-32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2" calcext:value-type="float">
            <text:p>-32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8" calcext:value-type="float">
            <text:p>-2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8" calcext:value-type="float">
            <text:p>-2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8" calcext:value-type="float">
            <text:p>-2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3" calcext:value-type="float">
            <text:p>-3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3" calcext:value-type="float">
            <text:p>-3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9" calcext:value-type="float">
            <text:p>-29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9" calcext:value-type="float">
            <text:p>-29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9" calcext:value-type="float">
            <text:p>-29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4" calcext:value-type="float">
            <text:p>-34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4" calcext:value-type="float">
            <text:p>-34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2" calcext:value-type="float">
            <text:p>-22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2" calcext:value-type="float">
            <text:p>-22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4" calcext:value-type="float">
            <text:p>-2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4" calcext:value-type="float">
            <text:p>-2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4" calcext:value-type="float">
            <text:p>-2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1" calcext:value-type="float">
            <text:p>-31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1" calcext:value-type="float">
            <text:p>-31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6" calcext:value-type="float">
            <text:p>-2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6" calcext:value-type="float">
            <text:p>-2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6" calcext:value-type="float">
            <text:p>-2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5" calcext:value-type="float">
            <text:p>-45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5" calcext:value-type="float">
            <text:p>-45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4" calcext:value-type="float">
            <text:p>-34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4" calcext:value-type="float">
            <text:p>-34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6" calcext:value-type="float">
            <text:p>-36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6" calcext:value-type="float">
            <text:p>-36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0" calcext:value-type="float">
            <text:p>-30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0" calcext:value-type="float">
            <text:p>-30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0" calcext:value-type="float">
            <text:p>-30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4" calcext:value-type="float">
            <text:p>-34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4" calcext:value-type="float">
            <text:p>-34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4" calcext:value-type="float">
            <text:p>-34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0" calcext:value-type="float">
            <text:p>-30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0" calcext:value-type="float">
            <text:p>-30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2" calcext:value-type="float">
            <text:p>-3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2" calcext:value-type="float">
            <text:p>-3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2" calcext:value-type="float">
            <text:p>-3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2" calcext:value-type="float">
            <text:p>-32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2" calcext:value-type="float">
            <text:p>-32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33" calcext:value-type="float">
            <text:p>-3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3" calcext:value-type="float">
            <text:p>-3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33" calcext:value-type="float">
            <text:p>-3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2" calcext:value-type="float">
            <text:p>-32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2" calcext:value-type="float">
            <text:p>-32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2" calcext:value-type="float">
            <text:p>-32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5" calcext:value-type="float">
            <text:p>-35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5" calcext:value-type="float">
            <text:p>-35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5" calcext:value-type="float">
            <text:p>-35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8" calcext:value-type="float">
            <text:p>-28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8" calcext:value-type="float">
            <text:p>-28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7" calcext:value-type="float">
            <text:p>-27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7" calcext:value-type="float">
            <text:p>-27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6" calcext:value-type="float">
            <text:p>-26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6" calcext:value-type="float">
            <text:p>-26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6" calcext:value-type="float">
            <text:p>-26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9" calcext:value-type="float">
            <text:p>-2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9" calcext:value-type="float">
            <text:p>-2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9" calcext:value-type="float">
            <text:p>-2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7" calcext:value-type="float">
            <text:p>-37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7" calcext:value-type="float">
            <text:p>-37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7" calcext:value-type="float">
            <text:p>-37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6" calcext:value-type="float">
            <text:p>-36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6" calcext:value-type="float">
            <text:p>-36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4" calcext:value-type="float">
            <text:p>-34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4" calcext:value-type="float">
            <text:p>-34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2" calcext:value-type="float">
            <text:p>-32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2" calcext:value-type="float">
            <text:p>-32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0" calcext:value-type="float">
            <text:p>-3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0" calcext:value-type="float">
            <text:p>-3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0" calcext:value-type="float">
            <text:p>-3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30" calcext:value-type="float">
            <text:p>-30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30" calcext:value-type="float">
            <text:p>-30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34" calcext:value-type="float">
            <text:p>-34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34" calcext:value-type="float">
            <text:p>-34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34" calcext:value-type="float">
            <text:p>-34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30" calcext:value-type="float">
            <text:p>-30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30" calcext:value-type="float">
            <text:p>-30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42" calcext:value-type="float">
            <text:p>-4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42" calcext:value-type="float">
            <text:p>-4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42" calcext:value-type="float">
            <text:p>-4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35" calcext:value-type="float">
            <text:p>-3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35" calcext:value-type="float">
            <text:p>-3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35" calcext:value-type="float">
            <text:p>-3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31" calcext:value-type="float">
            <text:p>-31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31" calcext:value-type="float">
            <text:p>-31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34" calcext:value-type="float">
            <text:p>-3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34" calcext:value-type="float">
            <text:p>-3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34" calcext:value-type="float">
            <text:p>-34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34" calcext:value-type="float">
            <text:p>-34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34" calcext:value-type="float">
            <text:p>-34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33" calcext:value-type="float">
            <text:p>-33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33" calcext:value-type="float">
            <text:p>-33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37" calcext:value-type="float">
            <text:p>-37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37" calcext:value-type="float">
            <text:p>-37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37" calcext:value-type="float">
            <text:p>-37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" calcext:value-type="float">
            <text:p>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2" calcext:value-type="float">
            <text:p>-2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2" calcext:value-type="float">
            <text:p>-2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" calcext:value-type="float">
            <text:p>-2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" calcext:value-type="float">
            <text:p>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" calcext:value-type="float">
            <text:p>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" calcext:value-type="float">
            <text:p>-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" calcext:value-type="float">
            <text:p>-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" calcext:value-type="float">
            <text:p>-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" calcext:value-type="float">
            <text:p>-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" calcext:value-type="float">
            <text:p>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4" calcext:value-type="float">
            <text:p>-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4" calcext:value-type="float">
            <text:p>-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" calcext:value-type="float">
            <text:p>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53" calcext:value-type="float">
            <text:p>-5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53" calcext:value-type="float">
            <text:p>-5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7" calcext:value-type="float">
            <text:p>-37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7" calcext:value-type="float">
            <text:p>-37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7" calcext:value-type="float">
            <text:p>-37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4" calcext:value-type="float">
            <text:p>-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4" calcext:value-type="float">
            <text:p>-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4" calcext:value-type="float">
            <text:p>-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" calcext:value-type="float">
            <text:p>-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" calcext:value-type="float">
            <text:p>-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2" calcext:value-type="float">
            <text:p>-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2" calcext:value-type="float">
            <text:p>-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2" calcext:value-type="float">
            <text:p>-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" calcext:value-type="float">
            <text:p>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" calcext:value-type="float">
            <text:p>-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" calcext:value-type="float">
            <text:p>-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" calcext:value-type="float">
            <text:p>-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1" calcext:value-type="float">
            <text:p>-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4" calcext:value-type="float">
            <text:p>-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4" calcext:value-type="float">
            <text:p>-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4" calcext:value-type="float">
            <text:p>-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4" calcext:value-type="float">
            <text:p>-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3" calcext:value-type="float">
            <text:p>-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" calcext:value-type="float">
            <text:p>-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3" calcext:value-type="float">
            <text:p>-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5" calcext:value-type="float">
            <text:p>-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5" calcext:value-type="float">
            <text:p>-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" calcext:value-type="float">
            <text:p>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33" calcext:value-type="float">
            <text:p>-3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33" calcext:value-type="float">
            <text:p>-3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33" calcext:value-type="float">
            <text:p>-3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33" calcext:value-type="float">
            <text:p>-3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44" calcext:value-type="float">
            <text:p>-4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44" calcext:value-type="float">
            <text:p>-4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37" calcext:value-type="float">
            <text:p>-37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37" calcext:value-type="float">
            <text:p>-37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37" calcext:value-type="float">
            <text:p>-37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41" calcext:value-type="float">
            <text:p>-4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41" calcext:value-type="float">
            <text:p>-4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46" calcext:value-type="float">
            <text:p>-4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46" calcext:value-type="float">
            <text:p>-4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46" calcext:value-type="float">
            <text:p>-4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43" calcext:value-type="float">
            <text:p>-43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43" calcext:value-type="float">
            <text:p>-43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41" calcext:value-type="float">
            <text:p>-4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41" calcext:value-type="float">
            <text:p>-4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38" calcext:value-type="float">
            <text:p>-3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38" calcext:value-type="float">
            <text:p>-3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40" calcext:value-type="float">
            <text:p>-4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40" calcext:value-type="float">
            <text:p>-4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42" calcext:value-type="float">
            <text:p>-42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42" calcext:value-type="float">
            <text:p>-42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42" calcext:value-type="float">
            <text:p>-42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45" calcext:value-type="float">
            <text:p>-4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45" calcext:value-type="float">
            <text:p>-4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37" calcext:value-type="float">
            <text:p>-3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37" calcext:value-type="float">
            <text:p>-3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37" calcext:value-type="float">
            <text:p>-3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39" calcext:value-type="float">
            <text:p>-39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39" calcext:value-type="float">
            <text:p>-39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39" calcext:value-type="float">
            <text:p>-39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39" calcext:value-type="float">
            <text:p>-39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39" calcext:value-type="float">
            <text:p>-39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44" calcext:value-type="float">
            <text:p>-4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44" calcext:value-type="float">
            <text:p>-4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42" calcext:value-type="float">
            <text:p>-42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42" calcext:value-type="float">
            <text:p>-42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42" calcext:value-type="float">
            <text:p>-42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42" calcext:value-type="float">
            <text:p>-42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42" calcext:value-type="float">
            <text:p>-42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42" calcext:value-type="float">
            <text:p>-42</text:p>
          </table:table-cell>
          <table:table-cell office:value-type="float" office:value="-755" calcext:value-type="float">
            <text:p>-755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42" calcext:value-type="float">
            <text:p>-42</text:p>
          </table:table-cell>
          <table:table-cell office:value-type="float" office:value="-755" calcext:value-type="float">
            <text:p>-755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42" calcext:value-type="float">
            <text:p>-42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42" calcext:value-type="float">
            <text:p>-42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42" calcext:value-type="float">
            <text:p>-42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39" calcext:value-type="float">
            <text:p>-39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39" calcext:value-type="float">
            <text:p>-39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39" calcext:value-type="float">
            <text:p>-39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41" calcext:value-type="float">
            <text:p>-41</text:p>
          </table:table-cell>
          <table:table-cell office:value-type="float" office:value="-755" calcext:value-type="float">
            <text:p>-755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41" calcext:value-type="float">
            <text:p>-41</text:p>
          </table:table-cell>
          <table:table-cell office:value-type="float" office:value="-755" calcext:value-type="float">
            <text:p>-755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38" calcext:value-type="float">
            <text:p>-38</text:p>
          </table:table-cell>
          <table:table-cell office:value-type="float" office:value="-754" calcext:value-type="float">
            <text:p>-754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38" calcext:value-type="float">
            <text:p>-38</text:p>
          </table:table-cell>
          <table:table-cell office:value-type="float" office:value="-754" calcext:value-type="float">
            <text:p>-754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38" calcext:value-type="float">
            <text:p>-38</text:p>
          </table:table-cell>
          <table:table-cell office:value-type="float" office:value="-754" calcext:value-type="float">
            <text:p>-754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44" calcext:value-type="float">
            <text:p>-44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44" calcext:value-type="float">
            <text:p>-44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41" calcext:value-type="float">
            <text:p>-41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41" calcext:value-type="float">
            <text:p>-41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41" calcext:value-type="float">
            <text:p>-41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46" calcext:value-type="float">
            <text:p>-46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46" calcext:value-type="float">
            <text:p>-46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46" calcext:value-type="float">
            <text:p>-46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36" calcext:value-type="float">
            <text:p>-3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36" calcext:value-type="float">
            <text:p>-3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39" calcext:value-type="float">
            <text:p>-39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39" calcext:value-type="float">
            <text:p>-39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39" calcext:value-type="float">
            <text:p>-39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35" calcext:value-type="float">
            <text:p>-3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35" calcext:value-type="float">
            <text:p>-3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35" calcext:value-type="float">
            <text:p>-3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44" calcext:value-type="float">
            <text:p>-4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44" calcext:value-type="float">
            <text:p>-4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44" calcext:value-type="float">
            <text:p>-4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44" calcext:value-type="float">
            <text:p>-4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41" calcext:value-type="float">
            <text:p>-4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41" calcext:value-type="float">
            <text:p>-4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41" calcext:value-type="float">
            <text:p>-4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40" calcext:value-type="float">
            <text:p>-40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40" calcext:value-type="float">
            <text:p>-40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40" calcext:value-type="float">
            <text:p>-40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37" calcext:value-type="float">
            <text:p>-37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37" calcext:value-type="float">
            <text:p>-37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36" calcext:value-type="float">
            <text:p>-36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36" calcext:value-type="float">
            <text:p>-36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36" calcext:value-type="float">
            <text:p>-36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44" calcext:value-type="float">
            <text:p>-4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44" calcext:value-type="float">
            <text:p>-4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41" calcext:value-type="float">
            <text:p>-4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41" calcext:value-type="float">
            <text:p>-4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48" calcext:value-type="float">
            <text:p>-48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48" calcext:value-type="float">
            <text:p>-48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45" calcext:value-type="float">
            <text:p>-4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45" calcext:value-type="float">
            <text:p>-4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45" calcext:value-type="float">
            <text:p>-4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42" calcext:value-type="float">
            <text:p>-42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42" calcext:value-type="float">
            <text:p>-42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-45" calcext:value-type="float">
            <text:p>-4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45" calcext:value-type="float">
            <text:p>-4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45" calcext:value-type="float">
            <text:p>-4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42" calcext:value-type="float">
            <text:p>-4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42" calcext:value-type="float">
            <text:p>-4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" calcext:value-type="float">
            <text:p>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" calcext:value-type="float">
            <text:p>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" calcext:value-type="float">
            <text:p>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5" calcext:value-type="float">
            <text:p>-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5" calcext:value-type="float">
            <text:p>-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" calcext:value-type="float">
            <text:p>-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" calcext:value-type="float">
            <text:p>-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10" calcext:value-type="float">
            <text:p>-1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0" calcext:value-type="float">
            <text:p>-1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10" calcext:value-type="float">
            <text:p>-1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6" calcext:value-type="float">
            <text:p>-6</text:p>
          </table:table-cell>
          <table:table-cell office:value-type="float" office:value="-714" calcext:value-type="float">
            <text:p>-714</text:p>
          </table:table-cell>
          <table:table-cell table:number-columns-repeated="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6" calcext:value-type="float">
            <text:p>-6</text:p>
          </table:table-cell>
          <table:table-cell office:value-type="float" office:value="-714" calcext:value-type="float">
            <text:p>-714</text:p>
          </table:table-cell>
          <table:table-cell table:number-columns-repeated="7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47" calcext:value-type="float">
            <text:p>-47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47" calcext:value-type="float">
            <text:p>-47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47" calcext:value-type="float">
            <text:p>-47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13" calcext:value-type="float">
            <text:p>-13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3" calcext:value-type="float">
            <text:p>-13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54" calcext:value-type="float">
            <text:p>-5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54" calcext:value-type="float">
            <text:p>-5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51" calcext:value-type="float">
            <text:p>-5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-51" calcext:value-type="float">
            <text:p>-5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51" calcext:value-type="float">
            <text:p>-5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" calcext:value-type="float">
            <text:p>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" calcext:value-type="float">
            <text:p>4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-56" calcext:value-type="float">
            <text:p>-5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56" calcext:value-type="float">
            <text:p>-5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2" calcext:value-type="float">
            <text:p>-2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2" calcext:value-type="float">
            <text:p>-2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2" calcext:value-type="float">
            <text:p>-2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2" calcext:value-type="float">
            <text:p>-12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12" calcext:value-type="float">
            <text:p>-12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1" calcext:value-type="float">
            <text:p>-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" calcext:value-type="float">
            <text:p>-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" calcext:value-type="float">
            <text:p>-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" calcext:value-type="float">
            <text:p>6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9" calcext:value-type="float">
            <text:p>-9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9" calcext:value-type="float">
            <text:p>-9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4" calcext:value-type="float">
            <text:p>-4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4" calcext:value-type="float">
            <text:p>-4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4" calcext:value-type="float">
            <text:p>-4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4" calcext:value-type="float">
            <text:p>-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" calcext:value-type="float">
            <text:p>-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" calcext:value-type="float">
            <text:p>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11" calcext:value-type="float">
            <text:p>-1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" calcext:value-type="float">
            <text:p>-1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11" calcext:value-type="float">
            <text:p>-1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5" calcext:value-type="float">
            <text:p>-5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5" calcext:value-type="float">
            <text:p>-5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5" calcext:value-type="float">
            <text:p>-5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42" calcext:value-type="float">
            <text:p>-42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42" calcext:value-type="float">
            <text:p>-42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42" calcext:value-type="float">
            <text:p>-42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38" calcext:value-type="float">
            <text:p>-38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38" calcext:value-type="float">
            <text:p>-38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47" calcext:value-type="float">
            <text:p>-4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47" calcext:value-type="float">
            <text:p>-4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-47" calcext:value-type="float">
            <text:p>-4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42" calcext:value-type="float">
            <text:p>-4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42" calcext:value-type="float">
            <text:p>-4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36" calcext:value-type="float">
            <text:p>-3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36" calcext:value-type="float">
            <text:p>-3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40" calcext:value-type="float">
            <text:p>-40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40" calcext:value-type="float">
            <text:p>-40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-40" calcext:value-type="float">
            <text:p>-40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36" calcext:value-type="float">
            <text:p>-36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36" calcext:value-type="float">
            <text:p>-36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63" calcext:value-type="float">
            <text:p>-6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-63" calcext:value-type="float">
            <text:p>-6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63" calcext:value-type="float">
            <text:p>-6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17" calcext:value-type="float">
            <text:p>-1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7" calcext:value-type="float">
            <text:p>-1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16" calcext:value-type="float">
            <text:p>-16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6" calcext:value-type="float">
            <text:p>-16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6" calcext:value-type="float">
            <text:p>-16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16" calcext:value-type="float">
            <text:p>-16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19" calcext:value-type="float">
            <text:p>-1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9" calcext:value-type="float">
            <text:p>-1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" calcext:value-type="float">
            <text:p>-1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11" calcext:value-type="float">
            <text:p>-1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1" calcext:value-type="float">
            <text:p>-1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14" calcext:value-type="float">
            <text:p>-1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4" calcext:value-type="float">
            <text:p>-1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6" calcext:value-type="float">
            <text:p>-1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16" calcext:value-type="float">
            <text:p>-1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5" calcext:value-type="float">
            <text:p>-1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5" calcext:value-type="float">
            <text:p>-1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2" calcext:value-type="float">
            <text:p>-1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12" calcext:value-type="float">
            <text:p>-1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33" calcext:value-type="float">
            <text:p>-3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33" calcext:value-type="float">
            <text:p>-3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33" calcext:value-type="float">
            <text:p>-3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20" calcext:value-type="float">
            <text:p>-20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20" calcext:value-type="float">
            <text:p>-20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20" calcext:value-type="float">
            <text:p>-2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20" calcext:value-type="float">
            <text:p>-2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8" calcext:value-type="float">
            <text:p>-1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-18" calcext:value-type="float">
            <text:p>-1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44" calcext:value-type="float">
            <text:p>-44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44" calcext:value-type="float">
            <text:p>-44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46" calcext:value-type="float">
            <text:p>-4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46" calcext:value-type="float">
            <text:p>-4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42" calcext:value-type="float">
            <text:p>-4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42" calcext:value-type="float">
            <text:p>-4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42" calcext:value-type="float">
            <text:p>-4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40" calcext:value-type="float">
            <text:p>-4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40" calcext:value-type="float">
            <text:p>-4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48" calcext:value-type="float">
            <text:p>-4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48" calcext:value-type="float">
            <text:p>-4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48" calcext:value-type="float">
            <text:p>-4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38" calcext:value-type="float">
            <text:p>-3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38" calcext:value-type="float">
            <text:p>-3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43" calcext:value-type="float">
            <text:p>-4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43" calcext:value-type="float">
            <text:p>-4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43" calcext:value-type="float">
            <text:p>-4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43" calcext:value-type="float">
            <text:p>-4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43" calcext:value-type="float">
            <text:p>-4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43" calcext:value-type="float">
            <text:p>-4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41" calcext:value-type="float">
            <text:p>-4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41" calcext:value-type="float">
            <text:p>-4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40" calcext:value-type="float">
            <text:p>-40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40" calcext:value-type="float">
            <text:p>-40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40" calcext:value-type="float">
            <text:p>-40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37" calcext:value-type="float">
            <text:p>-37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37" calcext:value-type="float">
            <text:p>-37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39" calcext:value-type="float">
            <text:p>-39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39" calcext:value-type="float">
            <text:p>-39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39" calcext:value-type="float">
            <text:p>-39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37" calcext:value-type="float">
            <text:p>-3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37" calcext:value-type="float">
            <text:p>-3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40" calcext:value-type="float">
            <text:p>-4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40" calcext:value-type="float">
            <text:p>-4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40" calcext:value-type="float">
            <text:p>-4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38" calcext:value-type="float">
            <text:p>-38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38" calcext:value-type="float">
            <text:p>-38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50" calcext:value-type="float">
            <text:p>-50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50" calcext:value-type="float">
            <text:p>-50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50" calcext:value-type="float">
            <text:p>-50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2" calcext:value-type="float">
            <text:p>-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2" calcext:value-type="float">
            <text:p>-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2" calcext:value-type="float">
            <text:p>-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7" calcext:value-type="float">
            <text:p>-7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7" calcext:value-type="float">
            <text:p>-7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" calcext:value-type="float">
            <text:p>3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" calcext:value-type="float">
            <text:p>3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" calcext:value-type="float">
            <text:p>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" calcext:value-type="float">
            <text:p>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5" calcext:value-type="float">
            <text:p>-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5" calcext:value-type="float">
            <text:p>-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5" calcext:value-type="float">
            <text:p>-5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5" calcext:value-type="float">
            <text:p>-5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5" calcext:value-type="float">
            <text:p>-5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5" calcext:value-type="float">
            <text:p>-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-5" calcext:value-type="float">
            <text:p>-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5" calcext:value-type="float">
            <text:p>-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2" calcext:value-type="float">
            <text:p>-2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2" calcext:value-type="float">
            <text:p>-2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11" calcext:value-type="float">
            <text:p>-1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" calcext:value-type="float">
            <text:p>-1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11" calcext:value-type="float">
            <text:p>-11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8" calcext:value-type="float">
            <text:p>-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8" calcext:value-type="float">
            <text:p>-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2" calcext:value-type="float">
            <text:p>-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2" calcext:value-type="float">
            <text:p>-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2" calcext:value-type="float">
            <text:p>-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3" calcext:value-type="float">
            <text:p>-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3" calcext:value-type="float">
            <text:p>-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9" calcext:value-type="float">
            <text:p>-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9" calcext:value-type="float">
            <text:p>-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5" calcext:value-type="float">
            <text:p>-5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-5" calcext:value-type="float">
            <text:p>-5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5" calcext:value-type="float">
            <text:p>-5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5" calcext:value-type="float">
            <text:p>-5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5" calcext:value-type="float">
            <text:p>-5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7" calcext:value-type="float">
            <text:p>-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7" calcext:value-type="float">
            <text:p>-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-7" calcext:value-type="float">
            <text:p>-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5" calcext:value-type="float">
            <text:p>-5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5" calcext:value-type="float">
            <text:p>-5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5" calcext:value-type="float">
            <text:p>-5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3" calcext:value-type="float">
            <text:p>-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3" calcext:value-type="float">
            <text:p>-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9" calcext:value-type="float">
            <text:p>-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9" calcext:value-type="float">
            <text:p>-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9" calcext:value-type="float">
            <text:p>-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" calcext:value-type="float">
            <text:p>-1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11" calcext:value-type="float">
            <text:p>-1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" calcext:value-type="float">
            <text:p>-1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10" calcext:value-type="float">
            <text:p>-1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0" calcext:value-type="float">
            <text:p>-1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5" calcext:value-type="float">
            <text:p>-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5" calcext:value-type="float">
            <text:p>-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39" calcext:value-type="float">
            <text:p>-39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-39" calcext:value-type="float">
            <text:p>-39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-22" calcext:value-type="float">
            <text:p>-2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22" calcext:value-type="float">
            <text:p>-2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-9" calcext:value-type="float">
            <text:p>-9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9" calcext:value-type="float">
            <text:p>-9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9" calcext:value-type="float">
            <text:p>-9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7" calcext:value-type="float">
            <text:p>-7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-7" calcext:value-type="float">
            <text:p>-7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0" calcext:value-type="float">
            <text:p>-10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10" calcext:value-type="float">
            <text:p>-10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0" calcext:value-type="float">
            <text:p>-10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17" calcext:value-type="float">
            <text:p>-17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7" calcext:value-type="float">
            <text:p>-17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17" calcext:value-type="float">
            <text:p>-17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6" calcext:value-type="float">
            <text:p>-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-6" calcext:value-type="float">
            <text:p>-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-5" calcext:value-type="float">
            <text:p>-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5" calcext:value-type="float">
            <text:p>-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4" calcext:value-type="float">
            <text:p>-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4" calcext:value-type="float">
            <text:p>-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7" calcext:value-type="float">
            <text:p>-7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" calcext:value-type="float">
            <text:p>-7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10" calcext:value-type="float">
            <text:p>-10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0" calcext:value-type="float">
            <text:p>-10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10" calcext:value-type="float">
            <text:p>-1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0" calcext:value-type="float">
            <text:p>-1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10" calcext:value-type="float">
            <text:p>-1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5" calcext:value-type="float">
            <text:p>-1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15" calcext:value-type="float">
            <text:p>-1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0" calcext:value-type="float">
            <text:p>-1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10" calcext:value-type="float">
            <text:p>-1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0" calcext:value-type="float">
            <text:p>-1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8" calcext:value-type="float">
            <text:p>-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8" calcext:value-type="float">
            <text:p>-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8" calcext:value-type="float">
            <text:p>-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0" calcext:value-type="float">
            <text:p>-10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10" calcext:value-type="float">
            <text:p>-10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0" calcext:value-type="float">
            <text:p>-1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10" calcext:value-type="float">
            <text:p>-1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0" calcext:value-type="float">
            <text:p>-1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5" calcext:value-type="float">
            <text:p>-5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5" calcext:value-type="float">
            <text:p>-5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5" calcext:value-type="float">
            <text:p>-5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3" calcext:value-type="float">
            <text:p>-13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3" calcext:value-type="float">
            <text:p>-13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" calcext:value-type="float">
            <text:p>-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5" calcext:value-type="float">
            <text:p>-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5" calcext:value-type="float">
            <text:p>-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-9" calcext:value-type="float">
            <text:p>-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9" calcext:value-type="float">
            <text:p>-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5" calcext:value-type="float">
            <text:p>-1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5" calcext:value-type="float">
            <text:p>-1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6" calcext:value-type="float">
            <text:p>-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6" calcext:value-type="float">
            <text:p>-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6" calcext:value-type="float">
            <text:p>-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7" calcext:value-type="float">
            <text:p>-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7" calcext:value-type="float">
            <text:p>-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48" calcext:value-type="float">
            <text:p>-48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48" calcext:value-type="float">
            <text:p>-48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48" calcext:value-type="float">
            <text:p>-48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47" calcext:value-type="float">
            <text:p>-47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47" calcext:value-type="float">
            <text:p>-47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47" calcext:value-type="float">
            <text:p>-47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48" calcext:value-type="float">
            <text:p>-4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48" calcext:value-type="float">
            <text:p>-4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44" calcext:value-type="float">
            <text:p>-44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44" calcext:value-type="float">
            <text:p>-44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44" calcext:value-type="float">
            <text:p>-44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46" calcext:value-type="float">
            <text:p>-4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46" calcext:value-type="float">
            <text:p>-4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46" calcext:value-type="float">
            <text:p>-4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47" calcext:value-type="float">
            <text:p>-47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47" calcext:value-type="float">
            <text:p>-47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44" calcext:value-type="float">
            <text:p>-4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44" calcext:value-type="float">
            <text:p>-4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44" calcext:value-type="float">
            <text:p>-4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36" calcext:value-type="float">
            <text:p>-3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36" calcext:value-type="float">
            <text:p>-3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39" calcext:value-type="float">
            <text:p>-39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9" calcext:value-type="float">
            <text:p>-39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43" calcext:value-type="float">
            <text:p>-43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43" calcext:value-type="float">
            <text:p>-43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40" calcext:value-type="float">
            <text:p>-4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40" calcext:value-type="float">
            <text:p>-4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62" calcext:value-type="float">
            <text:p>-62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62" calcext:value-type="float">
            <text:p>-62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46" calcext:value-type="float">
            <text:p>-46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46" calcext:value-type="float">
            <text:p>-46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46" calcext:value-type="float">
            <text:p>-4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6" calcext:value-type="float">
            <text:p>-4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46" calcext:value-type="float">
            <text:p>-4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47" calcext:value-type="float">
            <text:p>-4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47" calcext:value-type="float">
            <text:p>-4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-45" calcext:value-type="float">
            <text:p>-45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45" calcext:value-type="float">
            <text:p>-45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43" calcext:value-type="float">
            <text:p>-4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-43" calcext:value-type="float">
            <text:p>-4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-43" calcext:value-type="float">
            <text:p>-4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-49" calcext:value-type="float">
            <text:p>-49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-49" calcext:value-type="float">
            <text:p>-49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49" calcext:value-type="float">
            <text:p>-49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7" calcext:value-type="float">
            <text:p>-4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-47" calcext:value-type="float">
            <text:p>-4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-39" calcext:value-type="float">
            <text:p>-39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-39" calcext:value-type="float">
            <text:p>-39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-39" calcext:value-type="float">
            <text:p>-3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-39" calcext:value-type="float">
            <text:p>-3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-39" calcext:value-type="float">
            <text:p>-3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-48" calcext:value-type="float">
            <text:p>-4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-48" calcext:value-type="float">
            <text:p>-4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-47" calcext:value-type="float">
            <text:p>-4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-47" calcext:value-type="float">
            <text:p>-4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-41" calcext:value-type="float">
            <text:p>-41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-41" calcext:value-type="float">
            <text:p>-41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-41" calcext:value-type="float">
            <text:p>-41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-49" calcext:value-type="float">
            <text:p>-49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-49" calcext:value-type="float">
            <text:p>-49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-24" calcext:value-type="float">
            <text:p>-2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-24" calcext:value-type="float">
            <text:p>-2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-28" calcext:value-type="float">
            <text:p>-2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-28" calcext:value-type="float">
            <text:p>-2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-24" calcext:value-type="float">
            <text:p>-2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-24" calcext:value-type="float">
            <text:p>-2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-24" calcext:value-type="float">
            <text:p>-2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56" calcext:value-type="float">
            <text:p>-56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-56" calcext:value-type="float">
            <text:p>-56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-6" calcext:value-type="float">
            <text:p>-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-6" calcext:value-type="float">
            <text:p>-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-6" calcext:value-type="float">
            <text:p>-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-10" calcext:value-type="float">
            <text:p>-10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-10" calcext:value-type="float">
            <text:p>-10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-8" calcext:value-type="float">
            <text:p>-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-8" calcext:value-type="float">
            <text:p>-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-6" calcext:value-type="float">
            <text:p>-6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-6" calcext:value-type="float">
            <text:p>-6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-6" calcext:value-type="float">
            <text:p>-6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-6" calcext:value-type="float">
            <text:p>-6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-6" calcext:value-type="float">
            <text:p>-6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-9" calcext:value-type="float">
            <text:p>-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-9" calcext:value-type="float">
            <text:p>-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-9" calcext:value-type="float">
            <text:p>-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-9" calcext:value-type="float">
            <text:p>-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-7" calcext:value-type="float">
            <text:p>-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-7" calcext:value-type="float">
            <text:p>-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-7" calcext:value-type="float">
            <text:p>-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-14" calcext:value-type="float">
            <text:p>-1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-14" calcext:value-type="float">
            <text:p>-1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-10" calcext:value-type="float">
            <text:p>-1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-10" calcext:value-type="float">
            <text:p>-1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-10" calcext:value-type="float">
            <text:p>-1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-4" calcext:value-type="float">
            <text:p>-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-4" calcext:value-type="float">
            <text:p>-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-45" calcext:value-type="float">
            <text:p>-45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-45" calcext:value-type="float">
            <text:p>-45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-59" calcext:value-type="float">
            <text:p>-59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-59" calcext:value-type="float">
            <text:p>-59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-59" calcext:value-type="float">
            <text:p>-59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-68" calcext:value-type="float">
            <text:p>-68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-68" calcext:value-type="float">
            <text:p>-68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-76" calcext:value-type="float">
            <text:p>-76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-76" calcext:value-type="float">
            <text:p>-76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-76" calcext:value-type="float">
            <text:p>-76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-59" calcext:value-type="float">
            <text:p>-59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-59" calcext:value-type="float">
            <text:p>-59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58" calcext:value-type="float">
            <text:p>-58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-58" calcext:value-type="float">
            <text:p>-58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-58" calcext:value-type="float">
            <text:p>-58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-63" calcext:value-type="float">
            <text:p>-6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-63" calcext:value-type="float">
            <text:p>-6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-63" calcext:value-type="float">
            <text:p>-6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-57" calcext:value-type="float">
            <text:p>-5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-57" calcext:value-type="float">
            <text:p>-5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-57" calcext:value-type="float">
            <text:p>-57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-57" calcext:value-type="float">
            <text:p>-57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-57" calcext:value-type="float">
            <text:p>-57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-54" calcext:value-type="float">
            <text:p>-54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-54" calcext:value-type="float">
            <text:p>-54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-62" calcext:value-type="float">
            <text:p>-62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-62" calcext:value-type="float">
            <text:p>-62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-62" calcext:value-type="float">
            <text:p>-62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-56" calcext:value-type="float">
            <text:p>-5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-56" calcext:value-type="float">
            <text:p>-5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-54" calcext:value-type="float">
            <text:p>-5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-54" calcext:value-type="float">
            <text:p>-5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-54" calcext:value-type="float">
            <text:p>-5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-58" calcext:value-type="float">
            <text:p>-5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-58" calcext:value-type="float">
            <text:p>-5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-7" calcext:value-type="float">
            <text:p>-7</text:p>
          </table:table-cell>
          <table:table-cell office:value-type="float" office:value="-751" calcext:value-type="float">
            <text:p>-751</text:p>
          </table:table-cell>
          <table:table-cell table:number-columns-repeated="7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-7" calcext:value-type="float">
            <text:p>-7</text:p>
          </table:table-cell>
          <table:table-cell office:value-type="float" office:value="-751" calcext:value-type="float">
            <text:p>-751</text:p>
          </table:table-cell>
          <table:table-cell table:number-columns-repeated="7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-7" calcext:value-type="float">
            <text:p>-7</text:p>
          </table:table-cell>
          <table:table-cell office:value-type="float" office:value="-751" calcext:value-type="float">
            <text:p>-751</text:p>
          </table:table-cell>
          <table:table-cell table:number-columns-repeated="7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-8" calcext:value-type="float">
            <text:p>-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-8" calcext:value-type="float">
            <text:p>-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-7" calcext:value-type="float">
            <text:p>-7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-7" calcext:value-type="float">
            <text:p>-7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-7" calcext:value-type="float">
            <text:p>-7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-10" calcext:value-type="float">
            <text:p>-1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-10" calcext:value-type="float">
            <text:p>-1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-10" calcext:value-type="float">
            <text:p>-1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-53" calcext:value-type="float">
            <text:p>-53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-53" calcext:value-type="float">
            <text:p>-53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-53" calcext:value-type="float">
            <text:p>-53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-47" calcext:value-type="float">
            <text:p>-4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-47" calcext:value-type="float">
            <text:p>-4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-49" calcext:value-type="float">
            <text:p>-4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-49" calcext:value-type="float">
            <text:p>-4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-49" calcext:value-type="float">
            <text:p>-4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-52" calcext:value-type="float">
            <text:p>-5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-52" calcext:value-type="float">
            <text:p>-5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-47" calcext:value-type="float">
            <text:p>-4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-47" calcext:value-type="float">
            <text:p>-4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-45" calcext:value-type="float">
            <text:p>-4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-45" calcext:value-type="float">
            <text:p>-4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-44" calcext:value-type="float">
            <text:p>-4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-44" calcext:value-type="float">
            <text:p>-4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-44" calcext:value-type="float">
            <text:p>-4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-53" calcext:value-type="float">
            <text:p>-5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-53" calcext:value-type="float">
            <text:p>-5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-57" calcext:value-type="float">
            <text:p>-5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-57" calcext:value-type="float">
            <text:p>-5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-53" calcext:value-type="float">
            <text:p>-5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-53" calcext:value-type="float">
            <text:p>-5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-53" calcext:value-type="float">
            <text:p>-5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-52" calcext:value-type="float">
            <text:p>-5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-52" calcext:value-type="float">
            <text:p>-5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-52" calcext:value-type="float">
            <text:p>-5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-55" calcext:value-type="float">
            <text:p>-55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-55" calcext:value-type="float">
            <text:p>-55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-48" calcext:value-type="float">
            <text:p>-48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-48" calcext:value-type="float">
            <text:p>-48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-48" calcext:value-type="float">
            <text:p>-48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-52" calcext:value-type="float">
            <text:p>-52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-52" calcext:value-type="float">
            <text:p>-52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-54" calcext:value-type="float">
            <text:p>-54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-54" calcext:value-type="float">
            <text:p>-54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-43" calcext:value-type="float">
            <text:p>-43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-43" calcext:value-type="float">
            <text:p>-43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-43" calcext:value-type="float">
            <text:p>-43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-8" calcext:value-type="float">
            <text:p>-8</text:p>
          </table:table-cell>
          <table:table-cell office:value-type="float" office:value="-749" calcext:value-type="float">
            <text:p>-749</text:p>
          </table:table-cell>
          <table:table-cell table:number-columns-repeated="7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-8" calcext:value-type="float">
            <text:p>-8</text:p>
          </table:table-cell>
          <table:table-cell office:value-type="float" office:value="-749" calcext:value-type="float">
            <text:p>-749</text:p>
          </table:table-cell>
          <table:table-cell table:number-columns-repeated="7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-5" calcext:value-type="float">
            <text:p>-5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-5" calcext:value-type="float">
            <text:p>-5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-5" calcext:value-type="float">
            <text:p>-5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-9" calcext:value-type="float">
            <text:p>-9</text:p>
          </table:table-cell>
          <table:table-cell office:value-type="float" office:value="-751" calcext:value-type="float">
            <text:p>-751</text:p>
          </table:table-cell>
          <table:table-cell table:number-columns-repeated="7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-9" calcext:value-type="float">
            <text:p>-9</text:p>
          </table:table-cell>
          <table:table-cell office:value-type="float" office:value="-751" calcext:value-type="float">
            <text:p>-751</text:p>
          </table:table-cell>
          <table:table-cell table:number-columns-repeated="7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-6" calcext:value-type="float">
            <text:p>-6</text:p>
          </table:table-cell>
          <table:table-cell office:value-type="float" office:value="-752" calcext:value-type="float">
            <text:p>-752</text:p>
          </table:table-cell>
          <table:table-cell table:number-columns-repeated="7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-6" calcext:value-type="float">
            <text:p>-6</text:p>
          </table:table-cell>
          <table:table-cell office:value-type="float" office:value="-752" calcext:value-type="float">
            <text:p>-752</text:p>
          </table:table-cell>
          <table:table-cell table:number-columns-repeated="7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-6" calcext:value-type="float">
            <text:p>-6</text:p>
          </table:table-cell>
          <table:table-cell office:value-type="float" office:value="-752" calcext:value-type="float">
            <text:p>-752</text:p>
          </table:table-cell>
          <table:table-cell table:number-columns-repeated="7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-14" calcext:value-type="float">
            <text:p>-1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-14" calcext:value-type="float">
            <text:p>-1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-13" calcext:value-type="float">
            <text:p>-1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-13" calcext:value-type="float">
            <text:p>-1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-13" calcext:value-type="float">
            <text:p>-1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-13" calcext:value-type="float">
            <text:p>-1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-13" calcext:value-type="float">
            <text:p>-1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-12" calcext:value-type="float">
            <text:p>-12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-12" calcext:value-type="float">
            <text:p>-12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-14" calcext:value-type="float">
            <text:p>-1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-14" calcext:value-type="float">
            <text:p>-1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-14" calcext:value-type="float">
            <text:p>-14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-8" calcext:value-type="float">
            <text:p>-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-8" calcext:value-type="float">
            <text:p>-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-8" calcext:value-type="float">
            <text:p>-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-15" calcext:value-type="float">
            <text:p>-1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-15" calcext:value-type="float">
            <text:p>-1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-14" calcext:value-type="float">
            <text:p>-1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-14" calcext:value-type="float">
            <text:p>-1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-48" calcext:value-type="float">
            <text:p>-4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-48" calcext:value-type="float">
            <text:p>-4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-7" calcext:value-type="float">
            <text:p>-7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-7" calcext:value-type="float">
            <text:p>-7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-7" calcext:value-type="float">
            <text:p>-7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-11" calcext:value-type="float">
            <text:p>-1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-11" calcext:value-type="float">
            <text:p>-1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-17" calcext:value-type="float">
            <text:p>-17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-17" calcext:value-type="float">
            <text:p>-17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-18" calcext:value-type="float">
            <text:p>-18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-18" calcext:value-type="float">
            <text:p>-18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-18" calcext:value-type="float">
            <text:p>-18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-26" calcext:value-type="float">
            <text:p>-26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-26" calcext:value-type="float">
            <text:p>-26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-20" calcext:value-type="float">
            <text:p>-20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-20" calcext:value-type="float">
            <text:p>-20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-16" calcext:value-type="float">
            <text:p>-16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-16" calcext:value-type="float">
            <text:p>-16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-16" calcext:value-type="float">
            <text:p>-16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-13" calcext:value-type="float">
            <text:p>-13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-13" calcext:value-type="float">
            <text:p>-13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-13" calcext:value-type="float">
            <text:p>-1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-13" calcext:value-type="float">
            <text:p>-1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-12" calcext:value-type="float">
            <text:p>-12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-12" calcext:value-type="float">
            <text:p>-12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-12" calcext:value-type="float">
            <text:p>-12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-12" calcext:value-type="float">
            <text:p>-12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-12" calcext:value-type="float">
            <text:p>-12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-8" calcext:value-type="float">
            <text:p>-8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-8" calcext:value-type="float">
            <text:p>-8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-8" calcext:value-type="float">
            <text:p>-8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-9" calcext:value-type="float">
            <text:p>-9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9" calcext:value-type="float">
            <text:p>-9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1" calcext:value-type="float">
            <text:p>-1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-11" calcext:value-type="float">
            <text:p>-1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-11" calcext:value-type="float">
            <text:p>-1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-11" calcext:value-type="float">
            <text:p>-11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-11" calcext:value-type="float">
            <text:p>-11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-12" calcext:value-type="float">
            <text:p>-12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-12" calcext:value-type="float">
            <text:p>-12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-12" calcext:value-type="float">
            <text:p>-12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-8" calcext:value-type="float">
            <text:p>-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-8" calcext:value-type="float">
            <text:p>-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-8" calcext:value-type="float">
            <text:p>-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-10" calcext:value-type="float">
            <text:p>-10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-10" calcext:value-type="float">
            <text:p>-10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-9" calcext:value-type="float">
            <text:p>-9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-9" calcext:value-type="float">
            <text:p>-9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-9" calcext:value-type="float">
            <text:p>-9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-10" calcext:value-type="float">
            <text:p>-1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-10" calcext:value-type="float">
            <text:p>-1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-10" calcext:value-type="float">
            <text:p>-1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-16" calcext:value-type="float">
            <text:p>-16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-16" calcext:value-type="float">
            <text:p>-16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-10" calcext:value-type="float">
            <text:p>-10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-10" calcext:value-type="float">
            <text:p>-10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-10" calcext:value-type="float">
            <text:p>-10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-24" calcext:value-type="float">
            <text:p>-2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-24" calcext:value-type="float">
            <text:p>-2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-20" calcext:value-type="float">
            <text:p>-20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-20" calcext:value-type="float">
            <text:p>-20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-20" calcext:value-type="float">
            <text:p>-20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-14" calcext:value-type="float">
            <text:p>-14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-14" calcext:value-type="float">
            <text:p>-14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-7" calcext:value-type="float">
            <text:p>-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-7" calcext:value-type="float">
            <text:p>-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-10" calcext:value-type="float">
            <text:p>-10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-10" calcext:value-type="float">
            <text:p>-10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-16" calcext:value-type="float">
            <text:p>-16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-16" calcext:value-type="float">
            <text:p>-16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-16" calcext:value-type="float">
            <text:p>-16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-15" calcext:value-type="float">
            <text:p>-15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-15" calcext:value-type="float">
            <text:p>-15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-15" calcext:value-type="float">
            <text:p>-15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-16" calcext:value-type="float">
            <text:p>-16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-16" calcext:value-type="float">
            <text:p>-16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-14" calcext:value-type="float">
            <text:p>-14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-14" calcext:value-type="float">
            <text:p>-14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-14" calcext:value-type="float">
            <text:p>-14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-17" calcext:value-type="float">
            <text:p>-17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-17" calcext:value-type="float">
            <text:p>-17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-18" calcext:value-type="float">
            <text:p>-18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-18" calcext:value-type="float">
            <text:p>-18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-18" calcext:value-type="float">
            <text:p>-18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-17" calcext:value-type="float">
            <text:p>-1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-17" calcext:value-type="float">
            <text:p>-1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-14" calcext:value-type="float">
            <text:p>-14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-14" calcext:value-type="float">
            <text:p>-14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-14" calcext:value-type="float">
            <text:p>-14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-17" calcext:value-type="float">
            <text:p>-17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-17" calcext:value-type="float">
            <text:p>-17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-17" calcext:value-type="float">
            <text:p>-17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-16" calcext:value-type="float">
            <text:p>-16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-16" calcext:value-type="float">
            <text:p>-16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-13" calcext:value-type="float">
            <text:p>-1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-13" calcext:value-type="float">
            <text:p>-1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-13" calcext:value-type="float">
            <text:p>-1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-11" calcext:value-type="float">
            <text:p>-11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-11" calcext:value-type="float">
            <text:p>-11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-8" calcext:value-type="float">
            <text:p>-8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-8" calcext:value-type="float">
            <text:p>-8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-28" calcext:value-type="float">
            <text:p>-28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-28" calcext:value-type="float">
            <text:p>-28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-28" calcext:value-type="float">
            <text:p>-28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-21" calcext:value-type="float">
            <text:p>-2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-21" calcext:value-type="float">
            <text:p>-2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-21" calcext:value-type="float">
            <text:p>-2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-18" calcext:value-type="float">
            <text:p>-18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-18" calcext:value-type="float">
            <text:p>-18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-19" calcext:value-type="float">
            <text:p>-19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-19" calcext:value-type="float">
            <text:p>-19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-19" calcext:value-type="float">
            <text:p>-19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-16" calcext:value-type="float">
            <text:p>-16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-16" calcext:value-type="float">
            <text:p>-16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-16" calcext:value-type="float">
            <text:p>-16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-18" calcext:value-type="float">
            <text:p>-18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-18" calcext:value-type="float">
            <text:p>-18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-18" calcext:value-type="float">
            <text:p>-18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-15" calcext:value-type="float">
            <text:p>-15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-15" calcext:value-type="float">
            <text:p>-15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-80" calcext:value-type="float">
            <text:p>-80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-80" calcext:value-type="float">
            <text:p>-80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-48" calcext:value-type="float">
            <text:p>-4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-48" calcext:value-type="float">
            <text:p>-4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-48" calcext:value-type="float">
            <text:p>-4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-54" calcext:value-type="float">
            <text:p>-5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-54" calcext:value-type="float">
            <text:p>-5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-54" calcext:value-type="float">
            <text:p>-5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-47" calcext:value-type="float">
            <text:p>-47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-47" calcext:value-type="float">
            <text:p>-47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-48" calcext:value-type="float">
            <text:p>-4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-48" calcext:value-type="float">
            <text:p>-4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-48" calcext:value-type="float">
            <text:p>-4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-50" calcext:value-type="float">
            <text:p>-5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-50" calcext:value-type="float">
            <text:p>-5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-50" calcext:value-type="float">
            <text:p>-50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-47" calcext:value-type="float">
            <text:p>-47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-47" calcext:value-type="float">
            <text:p>-47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-57" calcext:value-type="float">
            <text:p>-5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-57" calcext:value-type="float">
            <text:p>-5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-57" calcext:value-type="float">
            <text:p>-5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-44" calcext:value-type="float">
            <text:p>-4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-44" calcext:value-type="float">
            <text:p>-4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-49" calcext:value-type="float">
            <text:p>-49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-49" calcext:value-type="float">
            <text:p>-49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-49" calcext:value-type="float">
            <text:p>-49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-47" calcext:value-type="float">
            <text:p>-47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-47" calcext:value-type="float">
            <text:p>-47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-64" calcext:value-type="float">
            <text:p>-6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-64" calcext:value-type="float">
            <text:p>-64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-60" calcext:value-type="float">
            <text:p>-6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-60" calcext:value-type="float">
            <text:p>-6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-60" calcext:value-type="float">
            <text:p>-6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-56" calcext:value-type="float">
            <text:p>-5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-56" calcext:value-type="float">
            <text:p>-5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-64" calcext:value-type="float">
            <text:p>-6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-64" calcext:value-type="float">
            <text:p>-6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-64" calcext:value-type="float">
            <text:p>-6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-55" calcext:value-type="float">
            <text:p>-55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-55" calcext:value-type="float">
            <text:p>-55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-71" calcext:value-type="float">
            <text:p>-71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-71" calcext:value-type="float">
            <text:p>-71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-71" calcext:value-type="float">
            <text:p>-71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-71" calcext:value-type="float">
            <text:p>-7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-71" calcext:value-type="float">
            <text:p>-7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-68" calcext:value-type="float">
            <text:p>-6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-68" calcext:value-type="float">
            <text:p>-6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-68" calcext:value-type="float">
            <text:p>-6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-56" calcext:value-type="float">
            <text:p>-56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-56" calcext:value-type="float">
            <text:p>-56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-65" calcext:value-type="float">
            <text:p>-6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-65" calcext:value-type="float">
            <text:p>-6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-65" calcext:value-type="float">
            <text:p>-6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-68" calcext:value-type="float">
            <text:p>-6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-68" calcext:value-type="float">
            <text:p>-6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-51" calcext:value-type="float">
            <text:p>-5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-51" calcext:value-type="float">
            <text:p>-5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-51" calcext:value-type="float">
            <text:p>-5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-62" calcext:value-type="float">
            <text:p>-6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-62" calcext:value-type="float">
            <text:p>-6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-64" calcext:value-type="float">
            <text:p>-6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-64" calcext:value-type="float">
            <text:p>-6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-64" calcext:value-type="float">
            <text:p>-6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-65" calcext:value-type="float">
            <text:p>-6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-65" calcext:value-type="float">
            <text:p>-6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-52" calcext:value-type="float">
            <text:p>-52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-52" calcext:value-type="float">
            <text:p>-52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-52" calcext:value-type="float">
            <text:p>-52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-56" calcext:value-type="float">
            <text:p>-5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-56" calcext:value-type="float">
            <text:p>-5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-53" calcext:value-type="float">
            <text:p>-5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-53" calcext:value-type="float">
            <text:p>-53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-58" calcext:value-type="float">
            <text:p>-58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-58" calcext:value-type="float">
            <text:p>-58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-58" calcext:value-type="float">
            <text:p>-58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-18" calcext:value-type="float">
            <text:p>-18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-18" calcext:value-type="float">
            <text:p>-18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-18" calcext:value-type="float">
            <text:p>-18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-23" calcext:value-type="float">
            <text:p>-23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-23" calcext:value-type="float">
            <text:p>-23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-24" calcext:value-type="float">
            <text:p>-24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-24" calcext:value-type="float">
            <text:p>-24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-24" calcext:value-type="float">
            <text:p>-24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-20" calcext:value-type="float">
            <text:p>-20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-20" calcext:value-type="float">
            <text:p>-20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-21" calcext:value-type="float">
            <text:p>-21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-21" calcext:value-type="float">
            <text:p>-21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-21" calcext:value-type="float">
            <text:p>-21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21" calcext:value-type="float">
            <text:p>-2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-21" calcext:value-type="float">
            <text:p>-2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-22" calcext:value-type="float">
            <text:p>-22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-22" calcext:value-type="float">
            <text:p>-22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-22" calcext:value-type="float">
            <text:p>-22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-19" calcext:value-type="float">
            <text:p>-19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-19" calcext:value-type="float">
            <text:p>-19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-20" calcext:value-type="float">
            <text:p>-20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-20" calcext:value-type="float">
            <text:p>-20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-29" calcext:value-type="float">
            <text:p>-29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-29" calcext:value-type="float">
            <text:p>-29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-29" calcext:value-type="float">
            <text:p>-29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-76" calcext:value-type="float">
            <text:p>-76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-76" calcext:value-type="float">
            <text:p>-76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-56" calcext:value-type="float">
            <text:p>-5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-56" calcext:value-type="float">
            <text:p>-5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-56" calcext:value-type="float">
            <text:p>-5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-58" calcext:value-type="float">
            <text:p>-5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-58" calcext:value-type="float">
            <text:p>-5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-59" calcext:value-type="float">
            <text:p>-59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-59" calcext:value-type="float">
            <text:p>-59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-59" calcext:value-type="float">
            <text:p>-59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-59" calcext:value-type="float">
            <text:p>-59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-59" calcext:value-type="float">
            <text:p>-59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-58" calcext:value-type="float">
            <text:p>-5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-58" calcext:value-type="float">
            <text:p>-58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-64" calcext:value-type="float">
            <text:p>-6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-64" calcext:value-type="float">
            <text:p>-6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-67" calcext:value-type="float">
            <text:p>-67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-67" calcext:value-type="float">
            <text:p>-67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-67" calcext:value-type="float">
            <text:p>-67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-70" calcext:value-type="float">
            <text:p>-70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-70" calcext:value-type="float">
            <text:p>-70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-68" calcext:value-type="float">
            <text:p>-6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-68" calcext:value-type="float">
            <text:p>-6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-68" calcext:value-type="float">
            <text:p>-68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-69" calcext:value-type="float">
            <text:p>-69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-69" calcext:value-type="float">
            <text:p>-69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-69" calcext:value-type="float">
            <text:p>-69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-64" calcext:value-type="float">
            <text:p>-64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-64" calcext:value-type="float">
            <text:p>-64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-63" calcext:value-type="float">
            <text:p>-63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-63" calcext:value-type="float">
            <text:p>-63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-61" calcext:value-type="float">
            <text:p>-61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-61" calcext:value-type="float">
            <text:p>-61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-65" calcext:value-type="float">
            <text:p>-6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-65" calcext:value-type="float">
            <text:p>-6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-65" calcext:value-type="float">
            <text:p>-6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-55" calcext:value-type="float">
            <text:p>-55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-55" calcext:value-type="float">
            <text:p>-55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-63" calcext:value-type="float">
            <text:p>-6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-63" calcext:value-type="float">
            <text:p>-6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-63" calcext:value-type="float">
            <text:p>-6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-62" calcext:value-type="float">
            <text:p>-62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-62" calcext:value-type="float">
            <text:p>-62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-58" calcext:value-type="float">
            <text:p>-58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-58" calcext:value-type="float">
            <text:p>-58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-58" calcext:value-type="float">
            <text:p>-58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-70" calcext:value-type="float">
            <text:p>-7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-70" calcext:value-type="float">
            <text:p>-7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-67" calcext:value-type="float">
            <text:p>-67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-67" calcext:value-type="float">
            <text:p>-67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-67" calcext:value-type="float">
            <text:p>-67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-68" calcext:value-type="float">
            <text:p>-68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-68" calcext:value-type="float">
            <text:p>-68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-77" calcext:value-type="float">
            <text:p>-77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-77" calcext:value-type="float">
            <text:p>-77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-77" calcext:value-type="float">
            <text:p>-77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-28" calcext:value-type="float">
            <text:p>-2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-28" calcext:value-type="float">
            <text:p>-2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-31" calcext:value-type="float">
            <text:p>-3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-31" calcext:value-type="float">
            <text:p>-3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-31" calcext:value-type="float">
            <text:p>-31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-20" calcext:value-type="float">
            <text:p>-2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-20" calcext:value-type="float">
            <text:p>-2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-20" calcext:value-type="float">
            <text:p>-2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-19" calcext:value-type="float">
            <text:p>-19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-19" calcext:value-type="float">
            <text:p>-19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-17" calcext:value-type="float">
            <text:p>-17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-17" calcext:value-type="float">
            <text:p>-17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-15" calcext:value-type="float">
            <text:p>-15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-15" calcext:value-type="float">
            <text:p>-15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-15" calcext:value-type="float">
            <text:p>-15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-17" calcext:value-type="float">
            <text:p>-17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-17" calcext:value-type="float">
            <text:p>-17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-68" calcext:value-type="float">
            <text:p>-6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-68" calcext:value-type="float">
            <text:p>-6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-20" calcext:value-type="float">
            <text:p>-2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-20" calcext:value-type="float">
            <text:p>-20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-13" calcext:value-type="float">
            <text:p>-13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-13" calcext:value-type="float">
            <text:p>-13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-13" calcext:value-type="float">
            <text:p>-13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-73" calcext:value-type="float">
            <text:p>-7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-73" calcext:value-type="float">
            <text:p>-7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-58" calcext:value-type="float">
            <text:p>-5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-58" calcext:value-type="float">
            <text:p>-5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-58" calcext:value-type="float">
            <text:p>-58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-61" calcext:value-type="float">
            <text:p>-6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-61" calcext:value-type="float">
            <text:p>-6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-57" calcext:value-type="float">
            <text:p>-57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-57" calcext:value-type="float">
            <text:p>-57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-57" calcext:value-type="float">
            <text:p>-57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-63" calcext:value-type="float">
            <text:p>-6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-63" calcext:value-type="float">
            <text:p>-6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-63" calcext:value-type="float">
            <text:p>-6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-52" calcext:value-type="float">
            <text:p>-5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-52" calcext:value-type="float">
            <text:p>-5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-57" calcext:value-type="float">
            <text:p>-5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-57" calcext:value-type="float">
            <text:p>-5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-57" calcext:value-type="float">
            <text:p>-5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-64" calcext:value-type="float">
            <text:p>-6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-64" calcext:value-type="float">
            <text:p>-6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-54" calcext:value-type="float">
            <text:p>-5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-54" calcext:value-type="float">
            <text:p>-5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-54" calcext:value-type="float">
            <text:p>-5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-18" calcext:value-type="float">
            <text:p>-18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-18" calcext:value-type="float">
            <text:p>-18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-33" calcext:value-type="float">
            <text:p>-3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-33" calcext:value-type="float">
            <text:p>-3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-33" calcext:value-type="float">
            <text:p>-3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-27" calcext:value-type="float">
            <text:p>-27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-27" calcext:value-type="float">
            <text:p>-27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-27" calcext:value-type="float">
            <text:p>-27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-22" calcext:value-type="float">
            <text:p>-22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-22" calcext:value-type="float">
            <text:p>-22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-15" calcext:value-type="float">
            <text:p>-15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-15" calcext:value-type="float">
            <text:p>-15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-15" calcext:value-type="float">
            <text:p>-15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-11" calcext:value-type="float">
            <text:p>-1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-11" calcext:value-type="float">
            <text:p>-11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-9" calcext:value-type="float">
            <text:p>-9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-9" calcext:value-type="float">
            <text:p>-9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-9" calcext:value-type="float">
            <text:p>-9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-19" calcext:value-type="float">
            <text:p>-19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-19" calcext:value-type="float">
            <text:p>-19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9" calcext:value-type="float">
            <text:p>-19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-21" calcext:value-type="float">
            <text:p>-2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-21" calcext:value-type="float">
            <text:p>-2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-21" calcext:value-type="float">
            <text:p>-2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-22" calcext:value-type="float">
            <text:p>-22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-22" calcext:value-type="float">
            <text:p>-22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-22" calcext:value-type="float">
            <text:p>-22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-29" calcext:value-type="float">
            <text:p>-2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-29" calcext:value-type="float">
            <text:p>-2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-12" calcext:value-type="float">
            <text:p>-12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-15" calcext:value-type="float">
            <text:p>-15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-15" calcext:value-type="float">
            <text:p>-15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-20" calcext:value-type="float">
            <text:p>-20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-20" calcext:value-type="float">
            <text:p>-20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-20" calcext:value-type="float">
            <text:p>-20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-53" calcext:value-type="float">
            <text:p>-53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-53" calcext:value-type="float">
            <text:p>-53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-53" calcext:value-type="float">
            <text:p>-53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-54" calcext:value-type="float">
            <text:p>-54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-54" calcext:value-type="float">
            <text:p>-54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-49" calcext:value-type="float">
            <text:p>-4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-49" calcext:value-type="float">
            <text:p>-49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-47" calcext:value-type="float">
            <text:p>-47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-47" calcext:value-type="float">
            <text:p>-47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-55" calcext:value-type="float">
            <text:p>-5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-55" calcext:value-type="float">
            <text:p>-5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-55" calcext:value-type="float">
            <text:p>-55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-54" calcext:value-type="float">
            <text:p>-54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-54" calcext:value-type="float">
            <text:p>-54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-57" calcext:value-type="float">
            <text:p>-5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-57" calcext:value-type="float">
            <text:p>-5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-57" calcext:value-type="float">
            <text:p>-5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-47" calcext:value-type="float">
            <text:p>-47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-47" calcext:value-type="float">
            <text:p>-47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-42" calcext:value-type="float">
            <text:p>-42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-55" calcext:value-type="float">
            <text:p>-55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-55" calcext:value-type="float">
            <text:p>-55</text:p>
          </table:table-cell>
          <table:table-cell office:value-type="float" office:value="-789" calcext:value-type="float">
            <text:p>-789</text:p>
          </table:table-cell>
          <table:table-cell table:number-columns-repeated="7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-54" calcext:value-type="float">
            <text:p>-54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-54" calcext:value-type="float">
            <text:p>-54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-54" calcext:value-type="float">
            <text:p>-54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-44" calcext:value-type="float">
            <text:p>-44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-44" calcext:value-type="float">
            <text:p>-44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-51" calcext:value-type="float">
            <text:p>-51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-51" calcext:value-type="float">
            <text:p>-51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-49" calcext:value-type="float">
            <text:p>-4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-49" calcext:value-type="float">
            <text:p>-4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-49" calcext:value-type="float">
            <text:p>-4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-50" calcext:value-type="float">
            <text:p>-5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-50" calcext:value-type="float">
            <text:p>-5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-50" calcext:value-type="float">
            <text:p>-5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-52" calcext:value-type="float">
            <text:p>-5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-52" calcext:value-type="float">
            <text:p>-52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-50" calcext:value-type="float">
            <text:p>-50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-50" calcext:value-type="float">
            <text:p>-50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-50" calcext:value-type="float">
            <text:p>-50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-66" calcext:value-type="float">
            <text:p>-66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-66" calcext:value-type="float">
            <text:p>-66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-66" calcext:value-type="float">
            <text:p>-66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-54" calcext:value-type="float">
            <text:p>-54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-54" calcext:value-type="float">
            <text:p>-54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-67" calcext:value-type="float">
            <text:p>-6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-67" calcext:value-type="float">
            <text:p>-6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-67" calcext:value-type="float">
            <text:p>-6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-59" calcext:value-type="float">
            <text:p>-5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-59" calcext:value-type="float">
            <text:p>-5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-60" calcext:value-type="float">
            <text:p>-6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-60" calcext:value-type="float">
            <text:p>-6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-60" calcext:value-type="float">
            <text:p>-6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59" calcext:value-type="float">
            <text:p>-59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-59" calcext:value-type="float">
            <text:p>-59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-51" calcext:value-type="float">
            <text:p>-51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-51" calcext:value-type="float">
            <text:p>-51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-51" calcext:value-type="float">
            <text:p>-51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-51" calcext:value-type="float">
            <text:p>-51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-51" calcext:value-type="float">
            <text:p>-51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-51" calcext:value-type="float">
            <text:p>-51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-48" calcext:value-type="float">
            <text:p>-48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-48" calcext:value-type="float">
            <text:p>-48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-58" calcext:value-type="float">
            <text:p>-58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-58" calcext:value-type="float">
            <text:p>-58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-58" calcext:value-type="float">
            <text:p>-58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-48" calcext:value-type="float">
            <text:p>-4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-48" calcext:value-type="float">
            <text:p>-4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-49" calcext:value-type="float">
            <text:p>-4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-49" calcext:value-type="float">
            <text:p>-4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-49" calcext:value-type="float">
            <text:p>-4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-54" calcext:value-type="float">
            <text:p>-54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-54" calcext:value-type="float">
            <text:p>-54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-50" calcext:value-type="float">
            <text:p>-5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-50" calcext:value-type="float">
            <text:p>-50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-56" calcext:value-type="float">
            <text:p>-56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-56" calcext:value-type="float">
            <text:p>-56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7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-51" calcext:value-type="float">
            <text:p>-5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-51" calcext:value-type="float">
            <text:p>-51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-51" calcext:value-type="float">
            <text:p>-51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-51" calcext:value-type="float">
            <text:p>-51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-51" calcext:value-type="float">
            <text:p>-51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-51" calcext:value-type="float">
            <text:p>-51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-51" calcext:value-type="float">
            <text:p>-51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-53" calcext:value-type="float">
            <text:p>-53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53" calcext:value-type="float">
            <text:p>-53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-53" calcext:value-type="float">
            <text:p>-53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-46" calcext:value-type="float">
            <text:p>-46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-46" calcext:value-type="float">
            <text:p>-46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-20" calcext:value-type="float">
            <text:p>-20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-20" calcext:value-type="float">
            <text:p>-20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-20" calcext:value-type="float">
            <text:p>-20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-27" calcext:value-type="float">
            <text:p>-2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-27" calcext:value-type="float">
            <text:p>-2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-27" calcext:value-type="float">
            <text:p>-2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-38" calcext:value-type="float">
            <text:p>-3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-38" calcext:value-type="float">
            <text:p>-3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-65" calcext:value-type="float">
            <text:p>-6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-65" calcext:value-type="float">
            <text:p>-6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-65" calcext:value-type="float">
            <text:p>-65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-45" calcext:value-type="float">
            <text:p>-45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-45" calcext:value-type="float">
            <text:p>-45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-14" calcext:value-type="float">
            <text:p>-14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-14" calcext:value-type="float">
            <text:p>-14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-14" calcext:value-type="float">
            <text:p>-14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-14" calcext:value-type="float">
            <text:p>-14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-14" calcext:value-type="float">
            <text:p>-14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-16" calcext:value-type="float">
            <text:p>-16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-16" calcext:value-type="float">
            <text:p>-16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-16" calcext:value-type="float">
            <text:p>-16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-11" calcext:value-type="float">
            <text:p>-1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-11" calcext:value-type="float">
            <text:p>-1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-26" calcext:value-type="float">
            <text:p>-2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-26" calcext:value-type="float">
            <text:p>-2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-20" calcext:value-type="float">
            <text:p>-2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-20" calcext:value-type="float">
            <text:p>-2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-20" calcext:value-type="float">
            <text:p>-2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-19" calcext:value-type="float">
            <text:p>-19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-19" calcext:value-type="float">
            <text:p>-19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-23" calcext:value-type="float">
            <text:p>-2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-23" calcext:value-type="float">
            <text:p>-23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-11" calcext:value-type="float">
            <text:p>-1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-11" calcext:value-type="float">
            <text:p>-1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-12" calcext:value-type="float">
            <text:p>-12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-12" calcext:value-type="float">
            <text:p>-12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-12" calcext:value-type="float">
            <text:p>-12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-29" calcext:value-type="float">
            <text:p>-2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-29" calcext:value-type="float">
            <text:p>-2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-140" calcext:value-type="float">
            <text:p>-140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-140" calcext:value-type="float">
            <text:p>-140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-140" calcext:value-type="float">
            <text:p>-140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-53" calcext:value-type="float">
            <text:p>-5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-53" calcext:value-type="float">
            <text:p>-53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-14" calcext:value-type="float">
            <text:p>-14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-14" calcext:value-type="float">
            <text:p>-14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-14" calcext:value-type="float">
            <text:p>-14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-16" calcext:value-type="float">
            <text:p>-16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-16" calcext:value-type="float">
            <text:p>-16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-6" calcext:value-type="float">
            <text:p>-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-6" calcext:value-type="float">
            <text:p>-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-6" calcext:value-type="float">
            <text:p>-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-19" calcext:value-type="float">
            <text:p>-19</text:p>
          </table:table-cell>
          <table:table-cell office:value-type="float" office:value="-751" calcext:value-type="float">
            <text:p>-751</text:p>
          </table:table-cell>
          <table:table-cell table:number-columns-repeated="7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-19" calcext:value-type="float">
            <text:p>-19</text:p>
          </table:table-cell>
          <table:table-cell office:value-type="float" office:value="-751" calcext:value-type="float">
            <text:p>-751</text:p>
          </table:table-cell>
          <table:table-cell table:number-columns-repeated="7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-29" calcext:value-type="float">
            <text:p>-29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-29" calcext:value-type="float">
            <text:p>-29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-38" calcext:value-type="float">
            <text:p>-38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-38" calcext:value-type="float">
            <text:p>-38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-41" calcext:value-type="float">
            <text:p>-41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-41" calcext:value-type="float">
            <text:p>-41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-41" calcext:value-type="float">
            <text:p>-41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-36" calcext:value-type="float">
            <text:p>-3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-36" calcext:value-type="float">
            <text:p>-3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-36" calcext:value-type="float">
            <text:p>-3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-55" calcext:value-type="float">
            <text:p>-55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-55" calcext:value-type="float">
            <text:p>-55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-55" calcext:value-type="float">
            <text:p>-55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-55" calcext:value-type="float">
            <text:p>-55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-55" calcext:value-type="float">
            <text:p>-55</text:p>
          </table:table-cell>
          <table:table-cell office:value-type="float" office:value="-757" calcext:value-type="float">
            <text:p>-757</text:p>
          </table:table-cell>
          <table:table-cell table:number-columns-repeated="7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-15" calcext:value-type="float">
            <text:p>-15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-15" calcext:value-type="float">
            <text:p>-15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-17" calcext:value-type="float">
            <text:p>-1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-17" calcext:value-type="float">
            <text:p>-1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-17" calcext:value-type="float">
            <text:p>-17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-13" calcext:value-type="float">
            <text:p>-13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-13" calcext:value-type="float">
            <text:p>-13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-11" calcext:value-type="float">
            <text:p>-11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-11" calcext:value-type="float">
            <text:p>-11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-11" calcext:value-type="float">
            <text:p>-11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-13" calcext:value-type="float">
            <text:p>-13</text:p>
          </table:table-cell>
          <table:table-cell office:value-type="float" office:value="-755" calcext:value-type="float">
            <text:p>-755</text:p>
          </table:table-cell>
          <table:table-cell table:number-columns-repeated="7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-13" calcext:value-type="float">
            <text:p>-13</text:p>
          </table:table-cell>
          <table:table-cell office:value-type="float" office:value="-755" calcext:value-type="float">
            <text:p>-755</text:p>
          </table:table-cell>
          <table:table-cell table:number-columns-repeated="7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-11" calcext:value-type="float">
            <text:p>-1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-11" calcext:value-type="float">
            <text:p>-1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-11" calcext:value-type="float">
            <text:p>-1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-16" calcext:value-type="float">
            <text:p>-16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-16" calcext:value-type="float">
            <text:p>-16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-23" calcext:value-type="float">
            <text:p>-23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-23" calcext:value-type="float">
            <text:p>-23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-23" calcext:value-type="float">
            <text:p>-23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-19" calcext:value-type="float">
            <text:p>-19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-19" calcext:value-type="float">
            <text:p>-19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-14" calcext:value-type="float">
            <text:p>-14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-14" calcext:value-type="float">
            <text:p>-14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-10" calcext:value-type="float">
            <text:p>-10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-10" calcext:value-type="float">
            <text:p>-10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-10" calcext:value-type="float">
            <text:p>-10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-18" calcext:value-type="float">
            <text:p>-1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-18" calcext:value-type="float">
            <text:p>-18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-17" calcext:value-type="float">
            <text:p>-17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-17" calcext:value-type="float">
            <text:p>-17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-14" calcext:value-type="float">
            <text:p>-1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-14" calcext:value-type="float">
            <text:p>-1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-18" calcext:value-type="float">
            <text:p>-18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-18" calcext:value-type="float">
            <text:p>-18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-18" calcext:value-type="float">
            <text:p>-18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-14" calcext:value-type="float">
            <text:p>-14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-14" calcext:value-type="float">
            <text:p>-14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-36" calcext:value-type="float">
            <text:p>-3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-36" calcext:value-type="float">
            <text:p>-3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-28" calcext:value-type="float">
            <text:p>-2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-28" calcext:value-type="float">
            <text:p>-2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-21" calcext:value-type="float">
            <text:p>-2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-21" calcext:value-type="float">
            <text:p>-2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-21" calcext:value-type="float">
            <text:p>-21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-20" calcext:value-type="float">
            <text:p>-2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-20" calcext:value-type="float">
            <text:p>-2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-13" calcext:value-type="float">
            <text:p>-1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-13" calcext:value-type="float">
            <text:p>-1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-19" calcext:value-type="float">
            <text:p>-19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-19" calcext:value-type="float">
            <text:p>-19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-68" calcext:value-type="float">
            <text:p>-6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-68" calcext:value-type="float">
            <text:p>-6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-18" calcext:value-type="float">
            <text:p>-18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-18" calcext:value-type="float">
            <text:p>-18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-18" calcext:value-type="float">
            <text:p>-18</text:p>
          </table:table-cell>
          <table:table-cell office:value-type="float" office:value="-759" calcext:value-type="float">
            <text:p>-759</text:p>
          </table:table-cell>
          <table:table-cell table:number-columns-repeated="7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-24" calcext:value-type="float">
            <text:p>-24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-24" calcext:value-type="float">
            <text:p>-24</text:p>
          </table:table-cell>
          <table:table-cell office:value-type="float" office:value="-760" calcext:value-type="float">
            <text:p>-760</text:p>
          </table:table-cell>
          <table:table-cell table:number-columns-repeated="7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-15" calcext:value-type="float">
            <text:p>-1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-15" calcext:value-type="float">
            <text:p>-1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-15" calcext:value-type="float">
            <text:p>-1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-32" calcext:value-type="float">
            <text:p>-3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-32" calcext:value-type="float">
            <text:p>-3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-26" calcext:value-type="float">
            <text:p>-2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-26" calcext:value-type="float">
            <text:p>-2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-26" calcext:value-type="float">
            <text:p>-2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-19" calcext:value-type="float">
            <text:p>-19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-19" calcext:value-type="float">
            <text:p>-19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-19" calcext:value-type="float">
            <text:p>-19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-19" calcext:value-type="float">
            <text:p>-19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-19" calcext:value-type="float">
            <text:p>-19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-19" calcext:value-type="float">
            <text:p>-19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-26" calcext:value-type="float">
            <text:p>-2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-26" calcext:value-type="float">
            <text:p>-2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-37" calcext:value-type="float">
            <text:p>-3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-37" calcext:value-type="float">
            <text:p>-3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-17" calcext:value-type="float">
            <text:p>-1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-17" calcext:value-type="float">
            <text:p>-1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-17" calcext:value-type="float">
            <text:p>-1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-17" calcext:value-type="float">
            <text:p>-17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-17" calcext:value-type="float">
            <text:p>-17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-17" calcext:value-type="float">
            <text:p>-17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-13" calcext:value-type="float">
            <text:p>-1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-13" calcext:value-type="float">
            <text:p>-1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-13" calcext:value-type="float">
            <text:p>-13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-33" calcext:value-type="float">
            <text:p>-3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-33" calcext:value-type="float">
            <text:p>-3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-33" calcext:value-type="float">
            <text:p>-33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-25" calcext:value-type="float">
            <text:p>-2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-25" calcext:value-type="float">
            <text:p>-2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-22" calcext:value-type="float">
            <text:p>-2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-22" calcext:value-type="float">
            <text:p>-2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-22" calcext:value-type="float">
            <text:p>-22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-22" calcext:value-type="float">
            <text:p>-2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-22" calcext:value-type="float">
            <text:p>-2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-6" calcext:value-type="float">
            <text:p>-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-6" calcext:value-type="float">
            <text:p>-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-6" calcext:value-type="float">
            <text:p>-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-42" calcext:value-type="float">
            <text:p>-4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-42" calcext:value-type="float">
            <text:p>-4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-42" calcext:value-type="float">
            <text:p>-4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-46" calcext:value-type="float">
            <text:p>-46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-46" calcext:value-type="float">
            <text:p>-46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-45" calcext:value-type="float">
            <text:p>-4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-45" calcext:value-type="float">
            <text:p>-4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-45" calcext:value-type="float">
            <text:p>-4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-36" calcext:value-type="float">
            <text:p>-3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-36" calcext:value-type="float">
            <text:p>-3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-34" calcext:value-type="float">
            <text:p>-3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-34" calcext:value-type="float">
            <text:p>-3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-33" calcext:value-type="float">
            <text:p>-3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-33" calcext:value-type="float">
            <text:p>-3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-33" calcext:value-type="float">
            <text:p>-3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-29" calcext:value-type="float">
            <text:p>-2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-29" calcext:value-type="float">
            <text:p>-2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-27" calcext:value-type="float">
            <text:p>-27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-27" calcext:value-type="float">
            <text:p>-27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-27" calcext:value-type="float">
            <text:p>-27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-25" calcext:value-type="float">
            <text:p>-25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-25" calcext:value-type="float">
            <text:p>-25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-25" calcext:value-type="float">
            <text:p>-25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-46" calcext:value-type="float">
            <text:p>-4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-46" calcext:value-type="float">
            <text:p>-4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-50" calcext:value-type="float">
            <text:p>-5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-50" calcext:value-type="float">
            <text:p>-5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-50" calcext:value-type="float">
            <text:p>-50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-34" calcext:value-type="float">
            <text:p>-3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-34" calcext:value-type="float">
            <text:p>-3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-34" calcext:value-type="float">
            <text:p>-3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-34" calcext:value-type="float">
            <text:p>-3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-34" calcext:value-type="float">
            <text:p>-34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-34" calcext:value-type="float">
            <text:p>-3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-34" calcext:value-type="float">
            <text:p>-3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-34" calcext:value-type="float">
            <text:p>-3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-34" calcext:value-type="float">
            <text:p>-3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-34" calcext:value-type="float">
            <text:p>-3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-38" calcext:value-type="float">
            <text:p>-3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-38" calcext:value-type="float">
            <text:p>-3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-37" calcext:value-type="float">
            <text:p>-3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-37" calcext:value-type="float">
            <text:p>-3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-34" calcext:value-type="float">
            <text:p>-3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-34" calcext:value-type="float">
            <text:p>-3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-45" calcext:value-type="float">
            <text:p>-4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-45" calcext:value-type="float">
            <text:p>-4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-45" calcext:value-type="float">
            <text:p>-4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-42" calcext:value-type="float">
            <text:p>-4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-42" calcext:value-type="float">
            <text:p>-4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-34" calcext:value-type="float">
            <text:p>-3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-34" calcext:value-type="float">
            <text:p>-3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-34" calcext:value-type="float">
            <text:p>-34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-36" calcext:value-type="float">
            <text:p>-3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-36" calcext:value-type="float">
            <text:p>-36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-35" calcext:value-type="float">
            <text:p>-3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-35" calcext:value-type="float">
            <text:p>-35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-38" calcext:value-type="float">
            <text:p>-3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-38" calcext:value-type="float">
            <text:p>-3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-44" calcext:value-type="float">
            <text:p>-4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-44" calcext:value-type="float">
            <text:p>-4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-47" calcext:value-type="float">
            <text:p>-4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-47" calcext:value-type="float">
            <text:p>-4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-47" calcext:value-type="float">
            <text:p>-4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-35" calcext:value-type="float">
            <text:p>-3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-35" calcext:value-type="float">
            <text:p>-3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-35" calcext:value-type="float">
            <text:p>-3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-30" calcext:value-type="float">
            <text:p>-3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-30" calcext:value-type="float">
            <text:p>-30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-38" calcext:value-type="float">
            <text:p>-3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-38" calcext:value-type="float">
            <text:p>-3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-38" calcext:value-type="float">
            <text:p>-3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-32" calcext:value-type="float">
            <text:p>-3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-32" calcext:value-type="float">
            <text:p>-32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-39" calcext:value-type="float">
            <text:p>-3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-39" calcext:value-type="float">
            <text:p>-3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-39" calcext:value-type="float">
            <text:p>-3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-32" calcext:value-type="float">
            <text:p>-3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-32" calcext:value-type="float">
            <text:p>-32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-36" calcext:value-type="float">
            <text:p>-3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-36" calcext:value-type="float">
            <text:p>-3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-64" calcext:value-type="float">
            <text:p>-6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-64" calcext:value-type="float">
            <text:p>-64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-60" calcext:value-type="float">
            <text:p>-60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-60" calcext:value-type="float">
            <text:p>-60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-60" calcext:value-type="float">
            <text:p>-60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-29" calcext:value-type="float">
            <text:p>-29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-29" calcext:value-type="float">
            <text:p>-29</text:p>
          </table:table-cell>
          <table:table-cell office:value-type="float" office:value="-790" calcext:value-type="float">
            <text:p>-790</text:p>
          </table:table-cell>
          <table:table-cell table:number-columns-repeated="7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-25" calcext:value-type="float">
            <text:p>-2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-25" calcext:value-type="float">
            <text:p>-2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-20" calcext:value-type="float">
            <text:p>-2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-20" calcext:value-type="float">
            <text:p>-2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-22" calcext:value-type="float">
            <text:p>-22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-22" calcext:value-type="float">
            <text:p>-22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-22" calcext:value-type="float">
            <text:p>-2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-22" calcext:value-type="float">
            <text:p>-22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-29" calcext:value-type="float">
            <text:p>-29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-29" calcext:value-type="float">
            <text:p>-29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-20" calcext:value-type="float">
            <text:p>-20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-20" calcext:value-type="float">
            <text:p>-20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-20" calcext:value-type="float">
            <text:p>-20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-86" calcext:value-type="float">
            <text:p>-8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-86" calcext:value-type="float">
            <text:p>-8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-26" calcext:value-type="float">
            <text:p>-2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-26" calcext:value-type="float">
            <text:p>-2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-26" calcext:value-type="float">
            <text:p>-26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-54" calcext:value-type="float">
            <text:p>-5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-54" calcext:value-type="float">
            <text:p>-54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7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-17" calcext:value-type="float">
            <text:p>-17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-17" calcext:value-type="float">
            <text:p>-17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-39" calcext:value-type="float">
            <text:p>-3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-39" calcext:value-type="float">
            <text:p>-3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-31" calcext:value-type="float">
            <text:p>-31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-31" calcext:value-type="float">
            <text:p>-31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-31" calcext:value-type="float">
            <text:p>-31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-34" calcext:value-type="float">
            <text:p>-3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-34" calcext:value-type="float">
            <text:p>-3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-38" calcext:value-type="float">
            <text:p>-3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-38" calcext:value-type="float">
            <text:p>-3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-29" calcext:value-type="float">
            <text:p>-29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-29" calcext:value-type="float">
            <text:p>-29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-29" calcext:value-type="float">
            <text:p>-29</text:p>
          </table:table-cell>
          <table:table-cell office:value-type="float" office:value="-783" calcext:value-type="float">
            <text:p>-783</text:p>
          </table:table-cell>
          <table:table-cell table:number-columns-repeated="7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-39" calcext:value-type="float">
            <text:p>-3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-39" calcext:value-type="float">
            <text:p>-3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-61" calcext:value-type="float">
            <text:p>-6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-61" calcext:value-type="float">
            <text:p>-6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-61" calcext:value-type="float">
            <text:p>-6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-17" calcext:value-type="float">
            <text:p>-17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-17" calcext:value-type="float">
            <text:p>-17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-13" calcext:value-type="float">
            <text:p>-1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-13" calcext:value-type="float">
            <text:p>-1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-13" calcext:value-type="float">
            <text:p>-1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7"/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-12" calcext:value-type="float">
            <text:p>-1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-12" calcext:value-type="float">
            <text:p>-1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-12" calcext:value-type="float">
            <text:p>-12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-38" calcext:value-type="float">
            <text:p>-3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-38" calcext:value-type="float">
            <text:p>-3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-35" calcext:value-type="float">
            <text:p>-3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-35" calcext:value-type="float">
            <text:p>-3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-35" calcext:value-type="float">
            <text:p>-3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-22" calcext:value-type="float">
            <text:p>-22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-22" calcext:value-type="float">
            <text:p>-22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-22" calcext:value-type="float">
            <text:p>-22</text:p>
          </table:table-cell>
          <table:table-cell office:value-type="float" office:value="-763" calcext:value-type="float">
            <text:p>-763</text:p>
          </table:table-cell>
          <table:table-cell table:number-columns-repeated="7"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-24" calcext:value-type="float">
            <text:p>-2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-24" calcext:value-type="float">
            <text:p>-2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-24" calcext:value-type="float">
            <text:p>-2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-28" calcext:value-type="float">
            <text:p>-2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-28" calcext:value-type="float">
            <text:p>-2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-25" calcext:value-type="float">
            <text:p>-2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-25" calcext:value-type="float">
            <text:p>-2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-25" calcext:value-type="float">
            <text:p>-25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-32" calcext:value-type="float">
            <text:p>-32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-32" calcext:value-type="float">
            <text:p>-32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-32" calcext:value-type="float">
            <text:p>-32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-26" calcext:value-type="float">
            <text:p>-26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-26" calcext:value-type="float">
            <text:p>-26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-26" calcext:value-type="float">
            <text:p>-26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-27" calcext:value-type="float">
            <text:p>-2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-27" calcext:value-type="float">
            <text:p>-2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-27" calcext:value-type="float">
            <text:p>-27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-26" calcext:value-type="float">
            <text:p>-2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-26" calcext:value-type="float">
            <text:p>-2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-26" calcext:value-type="float">
            <text:p>-26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7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-44" calcext:value-type="float">
            <text:p>-4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-44" calcext:value-type="float">
            <text:p>-44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-20" calcext:value-type="float">
            <text:p>-2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-27" calcext:value-type="float">
            <text:p>-27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-27" calcext:value-type="float">
            <text:p>-27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-27" calcext:value-type="float">
            <text:p>-27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-26" calcext:value-type="float">
            <text:p>-2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-26" calcext:value-type="float">
            <text:p>-26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-16" calcext:value-type="float">
            <text:p>-1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-16" calcext:value-type="float">
            <text:p>-16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-23" calcext:value-type="float">
            <text:p>-23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-23" calcext:value-type="float">
            <text:p>-23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-23" calcext:value-type="float">
            <text:p>-23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-26" calcext:value-type="float">
            <text:p>-2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-26" calcext:value-type="float">
            <text:p>-26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-27" calcext:value-type="float">
            <text:p>-2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-27" calcext:value-type="float">
            <text:p>-2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-27" calcext:value-type="float">
            <text:p>-27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-30" calcext:value-type="float">
            <text:p>-3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-30" calcext:value-type="float">
            <text:p>-3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-30" calcext:value-type="float">
            <text:p>-3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-77" calcext:value-type="float">
            <text:p>-7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-77" calcext:value-type="float">
            <text:p>-7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-77" calcext:value-type="float">
            <text:p>-77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-76" calcext:value-type="float">
            <text:p>-7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-76" calcext:value-type="float">
            <text:p>-76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-70" calcext:value-type="float">
            <text:p>-7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-70" calcext:value-type="float">
            <text:p>-7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-70" calcext:value-type="float">
            <text:p>-70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-70" calcext:value-type="float">
            <text:p>-7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-70" calcext:value-type="float">
            <text:p>-70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-66" calcext:value-type="float">
            <text:p>-6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-66" calcext:value-type="float">
            <text:p>-6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-66" calcext:value-type="float">
            <text:p>-66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-67" calcext:value-type="float">
            <text:p>-6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-67" calcext:value-type="float">
            <text:p>-6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-74" calcext:value-type="float">
            <text:p>-7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-74" calcext:value-type="float">
            <text:p>-7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-74" calcext:value-type="float">
            <text:p>-74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-85" calcext:value-type="float">
            <text:p>-8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-85" calcext:value-type="float">
            <text:p>-8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-29" calcext:value-type="float">
            <text:p>-29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-29" calcext:value-type="float">
            <text:p>-29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-32" calcext:value-type="float">
            <text:p>-3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-32" calcext:value-type="float">
            <text:p>-3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-32" calcext:value-type="float">
            <text:p>-32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-28" calcext:value-type="float">
            <text:p>-2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-28" calcext:value-type="float">
            <text:p>-28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-33" calcext:value-type="float">
            <text:p>-3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-33" calcext:value-type="float">
            <text:p>-3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-33" calcext:value-type="float">
            <text:p>-33</text:p>
          </table:table-cell>
          <table:table-cell office:value-type="float" office:value="-767" calcext:value-type="float">
            <text:p>-767</text:p>
          </table:table-cell>
          <table:table-cell table:number-columns-repeated="7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-32" calcext:value-type="float">
            <text:p>-3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-32" calcext:value-type="float">
            <text:p>-3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-32" calcext:value-type="float">
            <text:p>-32</text:p>
          </table:table-cell>
          <table:table-cell office:value-type="float" office:value="-776" calcext:value-type="float">
            <text:p>-776</text:p>
          </table:table-cell>
          <table:table-cell table:number-columns-repeated="7"/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-37" calcext:value-type="float">
            <text:p>-3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-37" calcext:value-type="float">
            <text:p>-3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-37" calcext:value-type="float">
            <text:p>-37</text:p>
          </table:table-cell>
          <table:table-cell office:value-type="float" office:value="-775" calcext:value-type="float">
            <text:p>-775</text:p>
          </table:table-cell>
          <table:table-cell table:number-columns-repeated="7"/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-38" calcext:value-type="float">
            <text:p>-3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-38" calcext:value-type="float">
            <text:p>-38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-78" calcext:value-type="float">
            <text:p>-78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-78" calcext:value-type="float">
            <text:p>-78</text:p>
          </table:table-cell>
          <table:table-cell office:value-type="float" office:value="-785" calcext:value-type="float">
            <text:p>-785</text:p>
          </table:table-cell>
          <table:table-cell table:number-columns-repeated="7"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-28" calcext:value-type="float">
            <text:p>-2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-28" calcext:value-type="float">
            <text:p>-2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-28" calcext:value-type="float">
            <text:p>-28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-28" calcext:value-type="float">
            <text:p>-2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-28" calcext:value-type="float">
            <text:p>-28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7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-33" calcext:value-type="float">
            <text:p>-3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-33" calcext:value-type="float">
            <text:p>-3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-33" calcext:value-type="float">
            <text:p>-33</text:p>
          </table:table-cell>
          <table:table-cell office:value-type="float" office:value="-772" calcext:value-type="float">
            <text:p>-772</text:p>
          </table:table-cell>
          <table:table-cell table:number-columns-repeated="7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-31" calcext:value-type="float">
            <text:p>-3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-31" calcext:value-type="float">
            <text:p>-31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7"/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-32" calcext:value-type="float">
            <text:p>-3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-32" calcext:value-type="float">
            <text:p>-32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-40" calcext:value-type="float">
            <text:p>-4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-40" calcext:value-type="float">
            <text:p>-4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-40" calcext:value-type="float">
            <text:p>-40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-31" calcext:value-type="float">
            <text:p>-3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-31" calcext:value-type="float">
            <text:p>-3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-31" calcext:value-type="float">
            <text:p>-31</text:p>
          </table:table-cell>
          <table:table-cell office:value-type="float" office:value="-768" calcext:value-type="float">
            <text:p>-768</text:p>
          </table:table-cell>
          <table:table-cell table:number-columns-repeated="7"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-29" calcext:value-type="float">
            <text:p>-2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-29" calcext:value-type="float">
            <text:p>-29</text:p>
          </table:table-cell>
          <table:table-cell office:value-type="float" office:value="-771" calcext:value-type="float">
            <text:p>-771</text:p>
          </table:table-cell>
          <table:table-cell table:number-columns-repeated="7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-30" calcext:value-type="float">
            <text:p>-3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-30" calcext:value-type="float">
            <text:p>-3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-30" calcext:value-type="float">
            <text:p>-30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-30" calcext:value-type="float">
            <text:p>-30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-30" calcext:value-type="float">
            <text:p>-30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-34" calcext:value-type="float">
            <text:p>-34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-34" calcext:value-type="float">
            <text:p>-34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-34" calcext:value-type="float">
            <text:p>-34</text:p>
          </table:table-cell>
          <table:table-cell office:value-type="float" office:value="-764" calcext:value-type="float">
            <text:p>-764</text:p>
          </table:table-cell>
          <table:table-cell table:number-columns-repeated="7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-31" calcext:value-type="float">
            <text:p>-3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-31" calcext:value-type="float">
            <text:p>-31</text:p>
          </table:table-cell>
          <table:table-cell office:value-type="float" office:value="-766" calcext:value-type="float">
            <text:p>-766</text:p>
          </table:table-cell>
          <table:table-cell table:number-columns-repeated="7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7"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-67" calcext:value-type="float">
            <text:p>-6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-67" calcext:value-type="float">
            <text:p>-67</text:p>
          </table:table-cell>
          <table:table-cell office:value-type="float" office:value="-762" calcext:value-type="float">
            <text:p>-762</text:p>
          </table:table-cell>
          <table:table-cell table:number-columns-repeated="7"/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-30" calcext:value-type="float">
            <text:p>-30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-30" calcext:value-type="float">
            <text:p>-30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-30" calcext:value-type="float">
            <text:p>-30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-35" calcext:value-type="float">
            <text:p>-3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-35" calcext:value-type="float">
            <text:p>-3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-35" calcext:value-type="float">
            <text:p>-35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-37" calcext:value-type="float">
            <text:p>-3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-37" calcext:value-type="float">
            <text:p>-37</text:p>
          </table:table-cell>
          <table:table-cell office:value-type="float" office:value="-777" calcext:value-type="float">
            <text:p>-777</text:p>
          </table:table-cell>
          <table:table-cell table:number-columns-repeated="7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-33" calcext:value-type="float">
            <text:p>-3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-33" calcext:value-type="float">
            <text:p>-3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-33" calcext:value-type="float">
            <text:p>-33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-35" calcext:value-type="float">
            <text:p>-35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-35" calcext:value-type="float">
            <text:p>-35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-35" calcext:value-type="float">
            <text:p>-35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-35" calcext:value-type="float">
            <text:p>-35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35" calcext:value-type="float">
            <text:p>-35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-32" calcext:value-type="float">
            <text:p>-32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-32" calcext:value-type="float">
            <text:p>-32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-33" calcext:value-type="float">
            <text:p>-3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-33" calcext:value-type="float">
            <text:p>-3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-33" calcext:value-type="float">
            <text:p>-33</text:p>
          </table:table-cell>
          <table:table-cell office:value-type="float" office:value="-782" calcext:value-type="float">
            <text:p>-782</text:p>
          </table:table-cell>
          <table:table-cell table:number-columns-repeated="7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-41" calcext:value-type="float">
            <text:p>-41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-41" calcext:value-type="float">
            <text:p>-41</text:p>
          </table:table-cell>
          <table:table-cell office:value-type="float" office:value="-780" calcext:value-type="float">
            <text:p>-780</text:p>
          </table:table-cell>
          <table:table-cell table:number-columns-repeated="7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-45" calcext:value-type="float">
            <text:p>-4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-45" calcext:value-type="float">
            <text:p>-4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-45" calcext:value-type="float">
            <text:p>-45</text:p>
          </table:table-cell>
          <table:table-cell office:value-type="float" office:value="-784" calcext:value-type="float">
            <text:p>-784</text:p>
          </table:table-cell>
          <table:table-cell table:number-columns-repeated="7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-50" calcext:value-type="float">
            <text:p>-50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-50" calcext:value-type="float">
            <text:p>-50</text:p>
          </table:table-cell>
          <table:table-cell office:value-type="float" office:value="-781" calcext:value-type="float">
            <text:p>-781</text:p>
          </table:table-cell>
          <table:table-cell table:number-columns-repeated="7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-37" calcext:value-type="float">
            <text:p>-37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-37" calcext:value-type="float">
            <text:p>-37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-37" calcext:value-type="float">
            <text:p>-37</text:p>
          </table:table-cell>
          <table:table-cell office:value-type="float" office:value="-778" calcext:value-type="float">
            <text:p>-778</text:p>
          </table:table-cell>
          <table:table-cell table:number-columns-repeated="7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7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-45" calcext:value-type="float">
            <text:p>-45</text:p>
          </table:table-cell>
          <table:table-cell office:value-type="float" office:value="-747" calcext:value-type="float">
            <text:p>-747</text:p>
          </table:table-cell>
          <table:table-cell table:number-columns-repeated="7"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-45" calcext:value-type="float">
            <text:p>-45</text:p>
          </table:table-cell>
          <table:table-cell office:value-type="float" office:value="-747" calcext:value-type="float">
            <text:p>-747</text:p>
          </table:table-cell>
          <table:table-cell table:number-columns-repeated="7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-45" calcext:value-type="float">
            <text:p>-45</text:p>
          </table:table-cell>
          <table:table-cell office:value-type="float" office:value="-747" calcext:value-type="float">
            <text:p>-747</text:p>
          </table:table-cell>
          <table:table-cell table:number-columns-repeated="7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-25" calcext:value-type="float">
            <text:p>-25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-25" calcext:value-type="float">
            <text:p>-25</text:p>
          </table:table-cell>
          <table:table-cell office:value-type="float" office:value="-761" calcext:value-type="float">
            <text:p>-761</text:p>
          </table:table-cell>
          <table:table-cell table:number-columns-repeated="7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7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-54" calcext:value-type="float">
            <text:p>-5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-54" calcext:value-type="float">
            <text:p>-54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-58" calcext:value-type="float">
            <text:p>-58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-58" calcext:value-type="float">
            <text:p>-58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-58" calcext:value-type="float">
            <text:p>-58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-56" calcext:value-type="float">
            <text:p>-56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-56" calcext:value-type="float">
            <text:p>-56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-55" calcext:value-type="float">
            <text:p>-55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-55" calcext:value-type="float">
            <text:p>-55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-61" calcext:value-type="float">
            <text:p>-61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-61" calcext:value-type="float">
            <text:p>-61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-61" calcext:value-type="float">
            <text:p>-61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-52" calcext:value-type="float">
            <text:p>-52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-52" calcext:value-type="float">
            <text:p>-52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-75" calcext:value-type="float">
            <text:p>-75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-75" calcext:value-type="float">
            <text:p>-75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-68" calcext:value-type="float">
            <text:p>-68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-68" calcext:value-type="float">
            <text:p>-68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-62" calcext:value-type="float">
            <text:p>-62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-62" calcext:value-type="float">
            <text:p>-62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-62" calcext:value-type="float">
            <text:p>-62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-57" calcext:value-type="float">
            <text:p>-57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-57" calcext:value-type="float">
            <text:p>-57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-57" calcext:value-type="float">
            <text:p>-57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-57" calcext:value-type="float">
            <text:p>-57</text:p>
          </table:table-cell>
          <table:table-cell office:value-type="float" office:value="-786" calcext:value-type="float">
            <text:p>-786</text:p>
          </table:table-cell>
          <table:table-cell table:number-columns-repeated="7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-60" calcext:value-type="float">
            <text:p>-60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-60" calcext:value-type="float">
            <text:p>-60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-60" calcext:value-type="float">
            <text:p>-60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-61" calcext:value-type="float">
            <text:p>-61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-61" calcext:value-type="float">
            <text:p>-61</text:p>
          </table:table-cell>
          <table:table-cell office:value-type="float" office:value="-791" calcext:value-type="float">
            <text:p>-791</text:p>
          </table:table-cell>
          <table:table-cell table:number-columns-repeated="7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-57" calcext:value-type="float">
            <text:p>-57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-57" calcext:value-type="float">
            <text:p>-57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-57" calcext:value-type="float">
            <text:p>-57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-57" calcext:value-type="float">
            <text:p>-57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-57" calcext:value-type="float">
            <text:p>-57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-59" calcext:value-type="float">
            <text:p>-59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-59" calcext:value-type="float">
            <text:p>-59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-59" calcext:value-type="float">
            <text:p>-59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-53" calcext:value-type="float">
            <text:p>-53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-53" calcext:value-type="float">
            <text:p>-53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-55" calcext:value-type="float">
            <text:p>-55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-55" calcext:value-type="float">
            <text:p>-55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-55" calcext:value-type="float">
            <text:p>-55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-58" calcext:value-type="float">
            <text:p>-5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-58" calcext:value-type="float">
            <text:p>-58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-60" calcext:value-type="float">
            <text:p>-60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-60" calcext:value-type="float">
            <text:p>-60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-60" calcext:value-type="float">
            <text:p>-60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-57" calcext:value-type="float">
            <text:p>-57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-57" calcext:value-type="float">
            <text:p>-57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-66" calcext:value-type="float">
            <text:p>-6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-66" calcext:value-type="float">
            <text:p>-66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-70" calcext:value-type="float">
            <text:p>-70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-70" calcext:value-type="float">
            <text:p>-70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-61" calcext:value-type="float">
            <text:p>-61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-61" calcext:value-type="float">
            <text:p>-61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-61" calcext:value-type="float">
            <text:p>-61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-65" calcext:value-type="float">
            <text:p>-6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-65" calcext:value-type="float">
            <text:p>-6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-65" calcext:value-type="float">
            <text:p>-65</text:p>
          </table:table-cell>
          <table:table-cell office:value-type="float" office:value="-792" calcext:value-type="float">
            <text:p>-792</text:p>
          </table:table-cell>
          <table:table-cell table:number-columns-repeated="7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-56" calcext:value-type="float">
            <text:p>-56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-56" calcext:value-type="float">
            <text:p>-56</text:p>
          </table:table-cell>
          <table:table-cell office:value-type="float" office:value="-801" calcext:value-type="float">
            <text:p>-801</text:p>
          </table:table-cell>
          <table:table-cell table:number-columns-repeated="7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-61" calcext:value-type="float">
            <text:p>-6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-61" calcext:value-type="float">
            <text:p>-6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-61" calcext:value-type="float">
            <text:p>-61</text:p>
          </table:table-cell>
          <table:table-cell office:value-type="float" office:value="-796" calcext:value-type="float">
            <text:p>-796</text:p>
          </table:table-cell>
          <table:table-cell table:number-columns-repeated="7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-63" calcext:value-type="float">
            <text:p>-6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-63" calcext:value-type="float">
            <text:p>-6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-63" calcext:value-type="float">
            <text:p>-6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-57" calcext:value-type="float">
            <text:p>-5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-57" calcext:value-type="float">
            <text:p>-5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-57" calcext:value-type="float">
            <text:p>-57</text:p>
          </table:table-cell>
          <table:table-cell office:value-type="float" office:value="-795" calcext:value-type="float">
            <text:p>-795</text:p>
          </table:table-cell>
          <table:table-cell table:number-columns-repeated="7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-62" calcext:value-type="float">
            <text:p>-62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-62" calcext:value-type="float">
            <text:p>-62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-53" calcext:value-type="float">
            <text:p>-53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-53" calcext:value-type="float">
            <text:p>-53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-53" calcext:value-type="float">
            <text:p>-53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-56" calcext:value-type="float">
            <text:p>-56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-56" calcext:value-type="float">
            <text:p>-56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-55" calcext:value-type="float">
            <text:p>-55</text:p>
          </table:table-cell>
          <table:table-cell office:value-type="float" office:value="-802" calcext:value-type="float">
            <text:p>-802</text:p>
          </table:table-cell>
          <table:table-cell table:number-columns-repeated="7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-55" calcext:value-type="float">
            <text:p>-55</text:p>
          </table:table-cell>
          <table:table-cell office:value-type="float" office:value="-802" calcext:value-type="float">
            <text:p>-802</text:p>
          </table:table-cell>
          <table:table-cell table:number-columns-repeated="7"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-55" calcext:value-type="float">
            <text:p>-55</text:p>
          </table:table-cell>
          <table:table-cell office:value-type="float" office:value="-802" calcext:value-type="float">
            <text:p>-802</text:p>
          </table:table-cell>
          <table:table-cell table:number-columns-repeated="7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-58" calcext:value-type="float">
            <text:p>-58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-58" calcext:value-type="float">
            <text:p>-58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-58" calcext:value-type="float">
            <text:p>-58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-70" calcext:value-type="float">
            <text:p>-70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-70" calcext:value-type="float">
            <text:p>-70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-64" calcext:value-type="float">
            <text:p>-64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-64" calcext:value-type="float">
            <text:p>-64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-64" calcext:value-type="float">
            <text:p>-64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-65" calcext:value-type="float">
            <text:p>-65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-65" calcext:value-type="float">
            <text:p>-65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-56" calcext:value-type="float">
            <text:p>-56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-56" calcext:value-type="float">
            <text:p>-56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7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-58" calcext:value-type="float">
            <text:p>-5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-58" calcext:value-type="float">
            <text:p>-5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-58" calcext:value-type="float">
            <text:p>-58</text:p>
          </table:table-cell>
          <table:table-cell office:value-type="float" office:value="-794" calcext:value-type="float">
            <text:p>-794</text:p>
          </table:table-cell>
          <table:table-cell table:number-columns-repeated="7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-56" calcext:value-type="float">
            <text:p>-56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-56" calcext:value-type="float">
            <text:p>-56</text:p>
          </table:table-cell>
          <table:table-cell office:value-type="float" office:value="-799" calcext:value-type="float">
            <text:p>-799</text:p>
          </table:table-cell>
          <table:table-cell table:number-columns-repeated="7"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-54" calcext:value-type="float">
            <text:p>-54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-54" calcext:value-type="float">
            <text:p>-54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-62" calcext:value-type="float">
            <text:p>-62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-62" calcext:value-type="float">
            <text:p>-62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-62" calcext:value-type="float">
            <text:p>-62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-54" calcext:value-type="float">
            <text:p>-54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-54" calcext:value-type="float">
            <text:p>-54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-57" calcext:value-type="float">
            <text:p>-57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-57" calcext:value-type="float">
            <text:p>-57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-57" calcext:value-type="float">
            <text:p>-57</text:p>
          </table:table-cell>
          <table:table-cell office:value-type="float" office:value="-797" calcext:value-type="float">
            <text:p>-797</text:p>
          </table:table-cell>
          <table:table-cell table:number-columns-repeated="7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7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-56" calcext:value-type="float">
            <text:p>-56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56" calcext:value-type="float">
            <text:p>-56</text:p>
          </table:table-cell>
          <table:table-cell office:value-type="float" office:value="-798" calcext:value-type="float">
            <text:p>-798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I2:Sheet1.I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 style:data-style-name="N2" text:time-value="16:02:30.5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0:36:37.505000000</meta:creation-date>
    <dc:date>2014-12-30T16:11:51.892000000</dc:date>
    <meta:editing-duration>PT2H47M22S</meta:editing-duration>
    <meta:editing-cycles>19</meta:editing-cycles>
    <meta:generator>LibreOffice/4.3.2.2$Windows_x86 LibreOffice_project/edfb5295ba211bd31ad47d0bad0118690f76407d</meta:generator>
    <meta:document-statistic meta:table-count="1" meta:cell-count="15087" meta:object-count="0"/>
  </office:meta>
</office:document-meta>
</file>